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cm" svg:height="0.4cm" svg:x="1cm" svg:y="6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6cm" svg:height="0.569cm" svg:x="1.2cm" svg:y="6.6cm">
            <draw:text-box>
              <text:p><text:span text:style-name="T1">Serial</text:span></text:p>
            </draw:text-box>
          </draw:frame>
          <draw:custom-shape draw:style-name="gr3" draw:text-style-name="P1" draw:layer="layout" svg:width="0.4cm" svg:height="0.4cm" svg:x="2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7cm" svg:height="0.887cm" svg:x="2.7cm" svg:y="6.613cm">
            <draw:text-box>
              <text:p><text:span text:style-name="T1">OpenMP (none)</text:span></text:p>
            </draw:text-box>
          </draw:frame>
          <draw:custom-shape draw:style-name="gr5" draw:text-style-name="P1" draw:layer="layout" svg:width="0.4cm" svg:height="0.4cm" svg:x="5.3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cm" svg:height="0.887cm" svg:x="5.5cm" svg:y="6.6cm">
            <draw:text-box>
              <text:p><text:span text:style-name="T1">OpenMP (compact)</text:span></text:p>
            </draw:text-box>
          </draw:frame>
          <draw:custom-shape draw:style-name="gr6" draw:text-style-name="P1" draw:layer="layout" svg:width="0.4cm" svg:height="0.4cm" svg:x="8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1cm" svg:height="0.887cm" svg:x="8.7cm" svg:y="6.6cm">
            <draw:text-box>
              <text:p><text:span text:style-name="T1">OpenMP (scatter)</text:span></text:p>
            </draw:text-box>
          </draw:frame>
          <draw:custom-shape draw:style-name="gr7" draw:text-style-name="P1" draw:layer="layout" svg:width="0.4cm" svg:height="0.4cm" svg:x="11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2cm" svg:height="0.887cm" svg:x="11.7cm" svg:y="6.613cm">
            <draw:text-box>
              <text:p><text:span text:style-name="T1">OpenMP (balanced)</text:span></text:p>
            </draw:text-box>
          </draw:frame>
          <draw:custom-shape draw:style-name="gr8" draw:text-style-name="P1" draw:layer="layout" svg:width="0.4cm" svg:height="0.4cm" svg:x="14.8cm" svg:y="6.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1.7cm" svg:height="1.205cm" svg:x="15cm" svg:y="6.6cm">
            <draw:text-box>
              <text:p><text:span text:style-name="T1">Cilk Plus</text:span></text:p>
            </draw:text-box>
          </draw:frame>
        </draw:g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7:03:45.672805449</dc:date>
    <meta:editing-duration>PT49M46S</meta:editing-duration>
    <meta:editing-cycles>13</meta:editing-cycles>
    <meta:generator>LibreOffice/4.1.5.3$Linux_X86_64 LibreOffice_project/410m0$Build-3</meta:generator>
    <meta:document-statistic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953cm" svg:y="0.119cm" svg:width="7.325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484cm" svg:y="5.513cm" chart:style-name="ch4">
              <text:p>n</text:p>
            </chart:title>
            <chart:categories table:cell-range-address="local-table.$A$2:.$A$14"/>
          </chart:axis>
          <chart:axis chart:dimension="y" chart:name="primary-y" chart:style-name="ch5">
            <chart:title svg:x="0.295cm" svg:y="3.892cm" chart:style-name="ch6">
              <text:p>msort n 240 (ms)</text:p>
            </chart:title>
          </chart:axis>
          <chart:series chart:style-name="ch7" chart:values-cell-range-address="local-table.$B$2:.$B$14" chart:label-cell-address="local-table.$B$1" chart:class="chart:line">
            <chart:data-point chart:repeated="13"/>
          </chart:series>
          <chart:series chart:style-name="ch8" chart:values-cell-range-address="local-table.$C$2:.$C$14" chart:label-cell-address="local-table.$C$1" chart:class="chart:line">
            <chart:data-point chart:repeated="13"/>
          </chart:series>
          <chart:series chart:style-name="ch9" chart:values-cell-range-address="local-table.$D$2:.$D$14" chart:label-cell-address="local-table.$D$1" chart:class="chart:line">
            <chart:data-point chart:repeated="13"/>
          </chart:series>
          <chart:series chart:style-name="ch10" chart:values-cell-range-address="local-table.$E$2:.$E$14" chart:label-cell-address="local-table.$E$1" chart:class="chart:line">
            <chart:data-point chart:repeated="13"/>
          </chart:series>
          <chart:series chart:style-name="ch11" chart:values-cell-range-address="local-table.$F$2:.$F$14" chart:label-cell-address="local-table.$F$1" chart:class="chart:line">
            <chart:data-point chart:repeated="13"/>
          </chart:series>
          <chart:series chart:style-name="ch12" chart:values-cell-range-address="local-table.$G$2:.$G$14" chart:label-cell-address="local-table.$G$1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ort_serial</text:p>
              </table:table-cell>
              <table:table-cell office:value-type="string">
                <text:p>msort_omp_none</text:p>
              </table:table-cell>
              <table:table-cell office:value-type="string">
                <text:p>msort_omp_compact</text:p>
              </table:table-cell>
              <table:table-cell office:value-type="string">
                <text:p>msort_omp_scatter</text:p>
              </table:table-cell>
              <table:table-cell office:value-type="string">
                <text:p>msort_omp_balanced</text:p>
              </table:table-cell>
              <table:table-cell office:value-type="string">
                <text:p>msort_cilk</text:p>
              </table:table-cell>
            </table:table-row>
          </table:table-header-rows>
          <table:table-rows>
            <table:table-row>
              <table:table-cell office:value-type="string">
                <text:p>2^10</text:p>
              </table:table-cell>
              <table:table-cell office:value-type="float" office:value="0.725337">
                <text:p>0.725337</text:p>
              </table:table-cell>
              <table:table-cell office:value-type="float" office:value="522.269125">
                <text:p>522.269125</text:p>
              </table:table-cell>
              <table:table-cell office:value-type="float" office:value="366.686913">
                <text:p>366.686913</text:p>
              </table:table-cell>
              <table:table-cell office:value-type="float" office:value="349.242187">
                <text:p>349.242187</text:p>
              </table:table-cell>
              <table:table-cell office:value-type="float" office:value="339.313934">
                <text:p>339.313934</text:p>
              </table:table-cell>
              <table:table-cell office:value-type="float" office:value="335.663766">
                <text:p>335.663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80674">
                <text:p>2.780674</text:p>
              </table:table-cell>
              <table:table-cell office:value-type="float" office:value="530.03702">
                <text:p>530.03702</text:p>
              </table:table-cell>
              <table:table-cell office:value-type="float" office:value="345.948275">
                <text:p>345.948275</text:p>
              </table:table-cell>
              <table:table-cell office:value-type="float" office:value="352.979862">
                <text:p>352.979862</text:p>
              </table:table-cell>
              <table:table-cell office:value-type="float" office:value="319.895476">
                <text:p>319.895476</text:p>
              </table:table-cell>
              <table:table-cell office:value-type="float" office:value="309.592171">
                <text:p>309.592171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3.016187">
                <text:p>3.016187</text:p>
              </table:table-cell>
              <table:table-cell office:value-type="float" office:value="541.725627">
                <text:p>541.725627</text:p>
              </table:table-cell>
              <table:table-cell office:value-type="float" office:value="346.041363">
                <text:p>346.041363</text:p>
              </table:table-cell>
              <table:table-cell office:value-type="float" office:value="371.002496">
                <text:p>371.002496</text:p>
              </table:table-cell>
              <table:table-cell office:value-type="float" office:value="334.734032">
                <text:p>334.734032</text:p>
              </table:table-cell>
              <table:table-cell office:value-type="float" office:value="317.33864">
                <text:p>317.33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64524">
                <text:p>7.564524</text:p>
              </table:table-cell>
              <table:table-cell office:value-type="float" office:value="509.104504">
                <text:p>509.104504</text:p>
              </table:table-cell>
              <table:table-cell office:value-type="float" office:value="350.521246">
                <text:p>350.521246</text:p>
              </table:table-cell>
              <table:table-cell office:value-type="float" office:value="334.709266">
                <text:p>334.709266</text:p>
              </table:table-cell>
              <table:table-cell office:value-type="float" office:value="341.603371">
                <text:p>341.603371</text:p>
              </table:table-cell>
              <table:table-cell office:value-type="float" office:value="327.838003">
                <text:p>327.838003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14.155304">
                <text:p>14.155304</text:p>
              </table:table-cell>
              <table:table-cell office:value-type="float" office:value="464.94894">
                <text:p>464.94894</text:p>
              </table:table-cell>
              <table:table-cell office:value-type="float" office:value="349.08719">
                <text:p>349.08719</text:p>
              </table:table-cell>
              <table:table-cell office:value-type="float" office:value="348.067893">
                <text:p>348.067893</text:p>
              </table:table-cell>
              <table:table-cell office:value-type="float" office:value="329.04662">
                <text:p>329.04662</text:p>
              </table:table-cell>
              <table:table-cell office:value-type="float" office:value="312.56396">
                <text:p>312.56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319688">
                <text:p>30.319688</text:p>
              </table:table-cell>
              <table:table-cell office:value-type="float" office:value="517.57913">
                <text:p>517.57913</text:p>
              </table:table-cell>
              <table:table-cell office:value-type="float" office:value="372.008">
                <text:p>372.008</text:p>
              </table:table-cell>
              <table:table-cell office:value-type="float" office:value="338.019926">
                <text:p>338.019926</text:p>
              </table:table-cell>
              <table:table-cell office:value-type="float" office:value="308.742632">
                <text:p>308.742632</text:p>
              </table:table-cell>
              <table:table-cell office:value-type="float" office:value="387.147763">
                <text:p>387.147763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60.747411">
                <text:p>60.747411</text:p>
              </table:table-cell>
              <table:table-cell office:value-type="float" office:value="560.099958">
                <text:p>560.099958</text:p>
              </table:table-cell>
              <table:table-cell office:value-type="float" office:value="331.976775">
                <text:p>331.976775</text:p>
              </table:table-cell>
              <table:table-cell office:value-type="float" office:value="368.562359">
                <text:p>368.562359</text:p>
              </table:table-cell>
              <table:table-cell office:value-type="float" office:value="328.227232">
                <text:p>328.227232</text:p>
              </table:table-cell>
              <table:table-cell office:value-type="float" office:value="373.50198">
                <text:p>373.50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.744708">
                <text:p>121.744708</text:p>
              </table:table-cell>
              <table:table-cell office:value-type="float" office:value="612.550836">
                <text:p>612.550836</text:p>
              </table:table-cell>
              <table:table-cell office:value-type="float" office:value="367.784479">
                <text:p>367.784479</text:p>
              </table:table-cell>
              <table:table-cell office:value-type="float" office:value="385.420132">
                <text:p>385.420132</text:p>
              </table:table-cell>
              <table:table-cell office:value-type="float" office:value="362.281642">
                <text:p>362.281642</text:p>
              </table:table-cell>
              <table:table-cell office:value-type="float" office:value="379.256882">
                <text:p>379.256882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244.127437">
                <text:p>244.127437</text:p>
              </table:table-cell>
              <table:table-cell office:value-type="float" office:value="532.71896">
                <text:p>532.71896</text:p>
              </table:table-cell>
              <table:table-cell office:value-type="float" office:value="380.783773">
                <text:p>380.783773</text:p>
              </table:table-cell>
              <table:table-cell office:value-type="float" office:value="417.358771">
                <text:p>417.358771</text:p>
              </table:table-cell>
              <table:table-cell office:value-type="float" office:value="375.754976">
                <text:p>375.754976</text:p>
              </table:table-cell>
              <table:table-cell office:value-type="float" office:value="668.884316">
                <text:p>668.884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.870245">
                <text:p>497.870245</text:p>
              </table:table-cell>
              <table:table-cell office:value-type="float" office:value="703.190599">
                <text:p>703.190599</text:p>
              </table:table-cell>
              <table:table-cell office:value-type="float" office:value="471.587963">
                <text:p>471.587963</text:p>
              </table:table-cell>
              <table:table-cell office:value-type="float" office:value="460.508062">
                <text:p>460.508062</text:p>
              </table:table-cell>
              <table:table-cell office:value-type="float" office:value="431.987796">
                <text:p>431.987796</text:p>
              </table:table-cell>
              <table:table-cell office:value-type="float" office:value="711.956171">
                <text:p>711.956171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1003.473934">
                <text:p>1003.473934</text:p>
              </table:table-cell>
              <table:table-cell office:value-type="float" office:value="790.938379">
                <text:p>790.938379</text:p>
              </table:table-cell>
              <table:table-cell office:value-type="float" office:value="577.053449">
                <text:p>577.053449</text:p>
              </table:table-cell>
              <table:table-cell office:value-type="float" office:value="566.743986">
                <text:p>566.743986</text:p>
              </table:table-cell>
              <table:table-cell office:value-type="float" office:value="549.868701">
                <text:p>549.868701</text:p>
              </table:table-cell>
              <table:table-cell office:value-type="float" office:value="1047.073785">
                <text:p>1047.073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4.322859">
                <text:p>2054.322859</text:p>
              </table:table-cell>
              <table:table-cell office:value-type="float" office:value="982.504527">
                <text:p>982.504527</text:p>
              </table:table-cell>
              <table:table-cell office:value-type="float" office:value="797.943985">
                <text:p>797.943985</text:p>
              </table:table-cell>
              <table:table-cell office:value-type="float" office:value="765.7595">
                <text:p>765.7595</text:p>
              </table:table-cell>
              <table:table-cell office:value-type="float" office:value="793.843191">
                <text:p>793.843191</text:p>
              </table:table-cell>
              <table:table-cell office:value-type="float" office:value="1119.287698">
                <text:p>1119.287698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1330.715615">
                <text:p>1330.715615</text:p>
              </table:table-cell>
              <table:table-cell office:value-type="float" office:value="1212.165187">
                <text:p>1212.165187</text:p>
              </table:table-cell>
              <table:table-cell office:value-type="float" office:value="1199.574113">
                <text:p>1199.574113</text:p>
              </table:table-cell>
              <table:table-cell office:value-type="float" office:value="1147.105594">
                <text:p>1147.105594</text:p>
              </table:table-cell>
              <table:table-cell office:value-type="float" office:value="1482.112668">
                <text:p>1482.112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fals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794cm" svg:y="0.119cm" svg:width="7.443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424cm" svg:y="5.513cm" chart:style-name="ch4">
              <text:p>t</text:p>
            </chart:title>
            <chart:categories table:cell-range-address="local-table.$B$1:.$IG$1"/>
          </chart:axis>
          <chart:axis chart:dimension="y" chart:name="primary-y" chart:style-name="ch5">
            <chart:title svg:x="0.136cm" svg:y="3.919cm" chart:style-name="ch6">
              <text:p>msort 2^22 t (ms)</text:p>
            </chart:title>
          </chart:axis>
          <chart:series chart:style-name="ch7" chart:values-cell-range-address="local-table.$B$2:.$IG$2" chart:label-cell-address="local-table.$A$2" chart:class="chart:line">
            <chart:data-point chart:repeated="240"/>
          </chart:series>
          <chart:series chart:style-name="ch8" chart:values-cell-range-address="local-table.$B$3:.$IG$3" chart:label-cell-address="local-table.$A$3" chart:class="chart:line">
            <chart:data-point chart:repeated="240"/>
          </chart:series>
          <chart:series chart:style-name="ch9" chart:values-cell-range-address="local-table.$B$4:.$IG$4" chart:label-cell-address="local-table.$A$4" chart:class="chart:line">
            <chart:data-point chart:repeated="240"/>
          </chart:series>
          <chart:series chart:style-name="ch10" chart:values-cell-range-address="local-table.$B$5:.$IG$5" chart:label-cell-address="local-table.$A$5" chart:class="chart:line">
            <chart:data-point chart:repeated="240"/>
          </chart:series>
          <chart:series chart:style-name="ch11" chart:values-cell-range-address="local-table.$B$6:.$IG$6" chart:label-cell-address="local-table.$A$6" chart:class="chart:line">
            <chart:data-point chart:repeated="240"/>
          </chart:series>
          <chart:series chart:style-name="ch12" chart:values-cell-range-address="local-table.$B$7:.$IG$7" chart:label-cell-address="local-table.$A$7" chart:class="chart:line"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msort_serial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  <table:table-cell office:value-type="float" office:value="4211.496626">
                <text:p>4211.496626</text:p>
              </table:table-cell>
            </table:table-row>
            <table:table-row>
              <table:table-cell office:value-type="string">
                <text:p>msort_omp_none</text:p>
              </table:table-cell>
              <table:table-cell office:value-type="float" office:value="8476.089535">
                <text:p>8476.089535</text:p>
              </table:table-cell>
              <table:table-cell office:value-type="float" office:value="11742.325579">
                <text:p>11742.325579</text:p>
              </table:table-cell>
              <table:table-cell office:value-type="float" office:value="9308.214569">
                <text:p>9308.214569</text:p>
              </table:table-cell>
              <table:table-cell office:value-type="float" office:value="8956.040944">
                <text:p>8956.040944</text:p>
              </table:table-cell>
              <table:table-cell office:value-type="float" office:value="6779.905888">
                <text:p>6779.905888</text:p>
              </table:table-cell>
              <table:table-cell office:value-type="float" office:value="5959.860611">
                <text:p>5959.860611</text:p>
              </table:table-cell>
              <table:table-cell office:value-type="float" office:value="4998.48222">
                <text:p>4998.48222</text:p>
              </table:table-cell>
              <table:table-cell office:value-type="float" office:value="5325.369573">
                <text:p>5325.369573</text:p>
              </table:table-cell>
              <table:table-cell office:value-type="float" office:value="4559.259014">
                <text:p>4559.259014</text:p>
              </table:table-cell>
              <table:table-cell office:value-type="float" office:value="3758.080268">
                <text:p>3758.080268</text:p>
              </table:table-cell>
              <table:table-cell office:value-type="float" office:value="3399.228485">
                <text:p>3399.228485</text:p>
              </table:table-cell>
              <table:table-cell office:value-type="float" office:value="3786.063811">
                <text:p>3786.063811</text:p>
              </table:table-cell>
              <table:table-cell office:value-type="float" office:value="3022.463385">
                <text:p>3022.463385</text:p>
              </table:table-cell>
              <table:table-cell office:value-type="float" office:value="2784.288063">
                <text:p>2784.288063</text:p>
              </table:table-cell>
              <table:table-cell office:value-type="float" office:value="2577.609225">
                <text:p>2577.609225</text:p>
              </table:table-cell>
              <table:table-cell office:value-type="float" office:value="2794.85774">
                <text:p>2794.85774</text:p>
              </table:table-cell>
              <table:table-cell office:value-type="float" office:value="2652.477362">
                <text:p>2652.477362</text:p>
              </table:table-cell>
              <table:table-cell office:value-type="float" office:value="2577.833577">
                <text:p>2577.833577</text:p>
              </table:table-cell>
              <table:table-cell office:value-type="float" office:value="2073.599278">
                <text:p>2073.599278</text:p>
              </table:table-cell>
              <table:table-cell office:value-type="float" office:value="2502.473243">
                <text:p>2502.473243</text:p>
              </table:table-cell>
              <table:table-cell office:value-type="float" office:value="2144.540417">
                <text:p>2144.540417</text:p>
              </table:table-cell>
              <table:table-cell office:value-type="float" office:value="2134.519139">
                <text:p>2134.519139</text:p>
              </table:table-cell>
              <table:table-cell office:value-type="float" office:value="2013.365876">
                <text:p>2013.365876</text:p>
              </table:table-cell>
              <table:table-cell office:value-type="float" office:value="1911.993804">
                <text:p>1911.993804</text:p>
              </table:table-cell>
              <table:table-cell office:value-type="float" office:value="1883.046843">
                <text:p>1883.046843</text:p>
              </table:table-cell>
              <table:table-cell office:value-type="float" office:value="1806.279589">
                <text:p>1806.279589</text:p>
              </table:table-cell>
              <table:table-cell office:value-type="float" office:value="1867.269571">
                <text:p>1867.269571</text:p>
              </table:table-cell>
              <table:table-cell office:value-type="float" office:value="1824.317043">
                <text:p>1824.317043</text:p>
              </table:table-cell>
              <table:table-cell office:value-type="float" office:value="1756.697918">
                <text:p>1756.697918</text:p>
              </table:table-cell>
              <table:table-cell office:value-type="float" office:value="1797.841016">
                <text:p>1797.841016</text:p>
              </table:table-cell>
              <table:table-cell office:value-type="float" office:value="1619.425887">
                <text:p>1619.425887</text:p>
              </table:table-cell>
              <table:table-cell office:value-type="float" office:value="1584.235996">
                <text:p>1584.235996</text:p>
              </table:table-cell>
              <table:table-cell office:value-type="float" office:value="1446.205779">
                <text:p>1446.205779</text:p>
              </table:table-cell>
              <table:table-cell office:value-type="float" office:value="1415.250957">
                <text:p>1415.250957</text:p>
              </table:table-cell>
              <table:table-cell office:value-type="float" office:value="1494.579281">
                <text:p>1494.579281</text:p>
              </table:table-cell>
              <table:table-cell office:value-type="float" office:value="1464.375072">
                <text:p>1464.375072</text:p>
              </table:table-cell>
              <table:table-cell office:value-type="float" office:value="1387.149753">
                <text:p>1387.149753</text:p>
              </table:table-cell>
              <table:table-cell office:value-type="float" office:value="1475.570068">
                <text:p>1475.570068</text:p>
              </table:table-cell>
              <table:table-cell office:value-type="float" office:value="1412.879915">
                <text:p>1412.879915</text:p>
              </table:table-cell>
              <table:table-cell office:value-type="float" office:value="1364.903915">
                <text:p>1364.903915</text:p>
              </table:table-cell>
              <table:table-cell office:value-type="float" office:value="1262.328743">
                <text:p>1262.328743</text:p>
              </table:table-cell>
              <table:table-cell office:value-type="float" office:value="1333.375484">
                <text:p>1333.375484</text:p>
              </table:table-cell>
              <table:table-cell office:value-type="float" office:value="1245.287682">
                <text:p>1245.287682</text:p>
              </table:table-cell>
              <table:table-cell office:value-type="float" office:value="1345.55141">
                <text:p>1345.55141</text:p>
              </table:table-cell>
              <table:table-cell office:value-type="float" office:value="1289.863525">
                <text:p>1289.863525</text:p>
              </table:table-cell>
              <table:table-cell office:value-type="float" office:value="1196.079779">
                <text:p>1196.079779</text:p>
              </table:table-cell>
              <table:table-cell office:value-type="float" office:value="1351.383043">
                <text:p>1351.383043</text:p>
              </table:table-cell>
              <table:table-cell office:value-type="float" office:value="1195.573659">
                <text:p>1195.573659</text:p>
              </table:table-cell>
              <table:table-cell office:value-type="float" office:value="1259.895984">
                <text:p>1259.895984</text:p>
              </table:table-cell>
              <table:table-cell office:value-type="float" office:value="1166.542911">
                <text:p>1166.542911</text:p>
              </table:table-cell>
              <table:table-cell office:value-type="float" office:value="1145.211863">
                <text:p>1145.211863</text:p>
              </table:table-cell>
              <table:table-cell office:value-type="float" office:value="1208.138623">
                <text:p>1208.138623</text:p>
              </table:table-cell>
              <table:table-cell office:value-type="float" office:value="1069.664004">
                <text:p>1069.664004</text:p>
              </table:table-cell>
              <table:table-cell office:value-type="float" office:value="1136.407991">
                <text:p>1136.407991</text:p>
              </table:table-cell>
              <table:table-cell office:value-type="float" office:value="1122.290667">
                <text:p>1122.290667</text:p>
              </table:table-cell>
              <table:table-cell office:value-type="float" office:value="995.575865">
                <text:p>995.575865</text:p>
              </table:table-cell>
              <table:table-cell office:value-type="float" office:value="1099.492201">
                <text:p>1099.492201</text:p>
              </table:table-cell>
              <table:table-cell office:value-type="float" office:value="1030.486683">
                <text:p>1030.486683</text:p>
              </table:table-cell>
              <table:table-cell office:value-type="float" office:value="1139.218624">
                <text:p>1139.218624</text:p>
              </table:table-cell>
              <table:table-cell office:value-type="float" office:value="1067.233361">
                <text:p>1067.233361</text:p>
              </table:table-cell>
              <table:table-cell office:value-type="float" office:value="943.216731">
                <text:p>943.216731</text:p>
              </table:table-cell>
              <table:table-cell office:value-type="float" office:value="1058.986227">
                <text:p>1058.986227</text:p>
              </table:table-cell>
              <table:table-cell office:value-type="float" office:value="1129.365238">
                <text:p>1129.365238</text:p>
              </table:table-cell>
              <table:table-cell office:value-type="float" office:value="1088.840148">
                <text:p>1088.840148</text:p>
              </table:table-cell>
              <table:table-cell office:value-type="float" office:value="1072.112164">
                <text:p>1072.112164</text:p>
              </table:table-cell>
              <table:table-cell office:value-type="float" office:value="1033.255679">
                <text:p>1033.255679</text:p>
              </table:table-cell>
              <table:table-cell office:value-type="float" office:value="1090.836654">
                <text:p>1090.836654</text:p>
              </table:table-cell>
              <table:table-cell office:value-type="float" office:value="1061.418346">
                <text:p>1061.418346</text:p>
              </table:table-cell>
              <table:table-cell office:value-type="float" office:value="1155.54083">
                <text:p>1155.54083</text:p>
              </table:table-cell>
              <table:table-cell office:value-type="float" office:value="1062.112825">
                <text:p>1062.112825</text:p>
              </table:table-cell>
              <table:table-cell office:value-type="float" office:value="1119.170551">
                <text:p>1119.170551</text:p>
              </table:table-cell>
              <table:table-cell office:value-type="float" office:value="1024.14797">
                <text:p>1024.14797</text:p>
              </table:table-cell>
              <table:table-cell office:value-type="float" office:value="980.624976">
                <text:p>980.624976</text:p>
              </table:table-cell>
              <table:table-cell office:value-type="float" office:value="957.973745">
                <text:p>957.973745</text:p>
              </table:table-cell>
              <table:table-cell office:value-type="float" office:value="1123.72973">
                <text:p>1123.72973</text:p>
              </table:table-cell>
              <table:table-cell office:value-type="float" office:value="1002.281932">
                <text:p>1002.281932</text:p>
              </table:table-cell>
              <table:table-cell office:value-type="float" office:value="1091.190854">
                <text:p>1091.190854</text:p>
              </table:table-cell>
              <table:table-cell office:value-type="float" office:value="1043.437667">
                <text:p>1043.437667</text:p>
              </table:table-cell>
              <table:table-cell office:value-type="float" office:value="1097.035637">
                <text:p>1097.035637</text:p>
              </table:table-cell>
              <table:table-cell office:value-type="float" office:value="1051.365117">
                <text:p>1051.365117</text:p>
              </table:table-cell>
              <table:table-cell office:value-type="float" office:value="1003.027734">
                <text:p>1003.027734</text:p>
              </table:table-cell>
              <table:table-cell office:value-type="float" office:value="1022.599651">
                <text:p>1022.599651</text:p>
              </table:table-cell>
              <table:table-cell office:value-type="float" office:value="1048.647315">
                <text:p>1048.647315</text:p>
              </table:table-cell>
              <table:table-cell office:value-type="float" office:value="917.187284">
                <text:p>917.187284</text:p>
              </table:table-cell>
              <table:table-cell office:value-type="float" office:value="991.361968">
                <text:p>991.361968</text:p>
              </table:table-cell>
              <table:table-cell office:value-type="float" office:value="1059.85989">
                <text:p>1059.85989</text:p>
              </table:table-cell>
              <table:table-cell office:value-type="float" office:value="1073.491688">
                <text:p>1073.491688</text:p>
              </table:table-cell>
              <table:table-cell office:value-type="float" office:value="1035.535045">
                <text:p>1035.535045</text:p>
              </table:table-cell>
              <table:table-cell office:value-type="float" office:value="1058.988023">
                <text:p>1058.988023</text:p>
              </table:table-cell>
              <table:table-cell office:value-type="float" office:value="972.204301">
                <text:p>972.204301</text:p>
              </table:table-cell>
              <table:table-cell office:value-type="float" office:value="926.585617">
                <text:p>926.585617</text:p>
              </table:table-cell>
              <table:table-cell office:value-type="float" office:value="1031.008969">
                <text:p>1031.008969</text:p>
              </table:table-cell>
              <table:table-cell office:value-type="float" office:value="1025.118506">
                <text:p>1025.118506</text:p>
              </table:table-cell>
              <table:table-cell office:value-type="float" office:value="971.157227">
                <text:p>971.157227</text:p>
              </table:table-cell>
              <table:table-cell office:value-type="float" office:value="974.947508">
                <text:p>974.947508</text:p>
              </table:table-cell>
              <table:table-cell office:value-type="float" office:value="1013.013149">
                <text:p>1013.013149</text:p>
              </table:table-cell>
              <table:table-cell office:value-type="float" office:value="1079.362711">
                <text:p>1079.362711</text:p>
              </table:table-cell>
              <table:table-cell office:value-type="float" office:value="984.534843">
                <text:p>984.534843</text:p>
              </table:table-cell>
              <table:table-cell office:value-type="float" office:value="965.223332">
                <text:p>965.223332</text:p>
              </table:table-cell>
              <table:table-cell office:value-type="float" office:value="1027.855427">
                <text:p>1027.855427</text:p>
              </table:table-cell>
              <table:table-cell office:value-type="float" office:value="1049.953513">
                <text:p>1049.953513</text:p>
              </table:table-cell>
              <table:table-cell office:value-type="float" office:value="1074.93415">
                <text:p>1074.93415</text:p>
              </table:table-cell>
              <table:table-cell office:value-type="float" office:value="987.599594">
                <text:p>987.599594</text:p>
              </table:table-cell>
              <table:table-cell office:value-type="float" office:value="1010.874029">
                <text:p>1010.874029</text:p>
              </table:table-cell>
              <table:table-cell office:value-type="float" office:value="1047.387246">
                <text:p>1047.387246</text:p>
              </table:table-cell>
              <table:table-cell office:value-type="float" office:value="1040.171339">
                <text:p>1040.171339</text:p>
              </table:table-cell>
              <table:table-cell office:value-type="float" office:value="992.134526">
                <text:p>992.134526</text:p>
              </table:table-cell>
              <table:table-cell office:value-type="float" office:value="1077.717842">
                <text:p>1077.717842</text:p>
              </table:table-cell>
              <table:table-cell office:value-type="float" office:value="979.183282">
                <text:p>979.183282</text:p>
              </table:table-cell>
              <table:table-cell office:value-type="float" office:value="974.754658">
                <text:p>974.754658</text:p>
              </table:table-cell>
              <table:table-cell office:value-type="float" office:value="900.008674">
                <text:p>900.008674</text:p>
              </table:table-cell>
              <table:table-cell office:value-type="float" office:value="1073.394237">
                <text:p>1073.394237</text:p>
              </table:table-cell>
              <table:table-cell office:value-type="float" office:value="898.810898">
                <text:p>898.810898</text:p>
              </table:table-cell>
              <table:table-cell office:value-type="float" office:value="995.978311">
                <text:p>995.978311</text:p>
              </table:table-cell>
              <table:table-cell office:value-type="float" office:value="974.371395">
                <text:p>974.371395</text:p>
              </table:table-cell>
              <table:table-cell office:value-type="float" office:value="1052.193167">
                <text:p>1052.193167</text:p>
              </table:table-cell>
              <table:table-cell office:value-type="float" office:value="1032.283538">
                <text:p>1032.283538</text:p>
              </table:table-cell>
              <table:table-cell office:value-type="float" office:value="1006.256725">
                <text:p>1006.256725</text:p>
              </table:table-cell>
              <table:table-cell office:value-type="float" office:value="1035.246155">
                <text:p>1035.246155</text:p>
              </table:table-cell>
              <table:table-cell office:value-type="float" office:value="999.143467">
                <text:p>999.143467</text:p>
              </table:table-cell>
              <table:table-cell office:value-type="float" office:value="1064.555785">
                <text:p>1064.555785</text:p>
              </table:table-cell>
              <table:table-cell office:value-type="float" office:value="1004.520238">
                <text:p>1004.520238</text:p>
              </table:table-cell>
              <table:table-cell office:value-type="float" office:value="1087.403202">
                <text:p>1087.403202</text:p>
              </table:table-cell>
              <table:table-cell office:value-type="float" office:value="1008.85199">
                <text:p>1008.85199</text:p>
              </table:table-cell>
              <table:table-cell office:value-type="float" office:value="987.472694">
                <text:p>987.472694</text:p>
              </table:table-cell>
              <table:table-cell office:value-type="float" office:value="1018.645196">
                <text:p>1018.645196</text:p>
              </table:table-cell>
              <table:table-cell office:value-type="float" office:value="1068.6807">
                <text:p>1068.6807</text:p>
              </table:table-cell>
              <table:table-cell office:value-type="float" office:value="1046.080278">
                <text:p>1046.080278</text:p>
              </table:table-cell>
              <table:table-cell office:value-type="float" office:value="1039.813098">
                <text:p>1039.813098</text:p>
              </table:table-cell>
              <table:table-cell office:value-type="float" office:value="1020.406703">
                <text:p>1020.406703</text:p>
              </table:table-cell>
              <table:table-cell office:value-type="float" office:value="1097.120835">
                <text:p>1097.120835</text:p>
              </table:table-cell>
              <table:table-cell office:value-type="float" office:value="1062.629337">
                <text:p>1062.629337</text:p>
              </table:table-cell>
              <table:table-cell office:value-type="float" office:value="1097.276603">
                <text:p>1097.276603</text:p>
              </table:table-cell>
              <table:table-cell office:value-type="float" office:value="1053.539268">
                <text:p>1053.539268</text:p>
              </table:table-cell>
              <table:table-cell office:value-type="float" office:value="1076.458732">
                <text:p>1076.458732</text:p>
              </table:table-cell>
              <table:table-cell office:value-type="float" office:value="1024.34454">
                <text:p>1024.34454</text:p>
              </table:table-cell>
              <table:table-cell office:value-type="float" office:value="1023.18853">
                <text:p>1023.18853</text:p>
              </table:table-cell>
              <table:table-cell office:value-type="float" office:value="1072.175418">
                <text:p>1072.175418</text:p>
              </table:table-cell>
              <table:table-cell office:value-type="float" office:value="1094.032667">
                <text:p>1094.032667</text:p>
              </table:table-cell>
              <table:table-cell office:value-type="float" office:value="1070.206372">
                <text:p>1070.206372</text:p>
              </table:table-cell>
              <table:table-cell office:value-type="float" office:value="1124.222632">
                <text:p>1124.222632</text:p>
              </table:table-cell>
              <table:table-cell office:value-type="float" office:value="1138.871674">
                <text:p>1138.871674</text:p>
              </table:table-cell>
              <table:table-cell office:value-type="float" office:value="1069.389806">
                <text:p>1069.389806</text:p>
              </table:table-cell>
              <table:table-cell office:value-type="float" office:value="1079.404347">
                <text:p>1079.404347</text:p>
              </table:table-cell>
              <table:table-cell office:value-type="float" office:value="1063.724979">
                <text:p>1063.724979</text:p>
              </table:table-cell>
              <table:table-cell office:value-type="float" office:value="1165.752136">
                <text:p>1165.752136</text:p>
              </table:table-cell>
              <table:table-cell office:value-type="float" office:value="1074.100006">
                <text:p>1074.100006</text:p>
              </table:table-cell>
              <table:table-cell office:value-type="float" office:value="1066.762014">
                <text:p>1066.762014</text:p>
              </table:table-cell>
              <table:table-cell office:value-type="float" office:value="1041.271086">
                <text:p>1041.271086</text:p>
              </table:table-cell>
              <table:table-cell office:value-type="float" office:value="1090.045173">
                <text:p>1090.045173</text:p>
              </table:table-cell>
              <table:table-cell office:value-type="float" office:value="1075.251271">
                <text:p>1075.251271</text:p>
              </table:table-cell>
              <table:table-cell office:value-type="float" office:value="1121.895665">
                <text:p>1121.895665</text:p>
              </table:table-cell>
              <table:table-cell office:value-type="float" office:value="1032.172872">
                <text:p>1032.172872</text:p>
              </table:table-cell>
              <table:table-cell office:value-type="float" office:value="1043.578937">
                <text:p>1043.578937</text:p>
              </table:table-cell>
              <table:table-cell office:value-type="float" office:value="1044.375679">
                <text:p>1044.375679</text:p>
              </table:table-cell>
              <table:table-cell office:value-type="float" office:value="1142.031889">
                <text:p>1142.031889</text:p>
              </table:table-cell>
              <table:table-cell office:value-type="float" office:value="1066.544593">
                <text:p>1066.544593</text:p>
              </table:table-cell>
              <table:table-cell office:value-type="float" office:value="1071.123533">
                <text:p>1071.123533</text:p>
              </table:table-cell>
              <table:table-cell office:value-type="float" office:value="994.282565">
                <text:p>994.282565</text:p>
              </table:table-cell>
              <table:table-cell office:value-type="float" office:value="1084.01915">
                <text:p>1084.01915</text:p>
              </table:table-cell>
              <table:table-cell office:value-type="float" office:value="1121.761709">
                <text:p>1121.761709</text:p>
              </table:table-cell>
              <table:table-cell office:value-type="float" office:value="1081.153279">
                <text:p>1081.153279</text:p>
              </table:table-cell>
              <table:table-cell office:value-type="float" office:value="1093.928801">
                <text:p>1093.928801</text:p>
              </table:table-cell>
              <table:table-cell office:value-type="float" office:value="1116.882587">
                <text:p>1116.882587</text:p>
              </table:table-cell>
              <table:table-cell office:value-type="float" office:value="1105.987644">
                <text:p>1105.987644</text:p>
              </table:table-cell>
              <table:table-cell office:value-type="float" office:value="1065.95398">
                <text:p>1065.95398</text:p>
              </table:table-cell>
              <table:table-cell office:value-type="float" office:value="1030.864751">
                <text:p>1030.864751</text:p>
              </table:table-cell>
              <table:table-cell office:value-type="float" office:value="1080.274291">
                <text:p>1080.274291</text:p>
              </table:table-cell>
              <table:table-cell office:value-type="float" office:value="1103.942573">
                <text:p>1103.942573</text:p>
              </table:table-cell>
              <table:table-cell office:value-type="float" office:value="1059.863868">
                <text:p>1059.863868</text:p>
              </table:table-cell>
              <table:table-cell office:value-type="float" office:value="1116.643801">
                <text:p>1116.643801</text:p>
              </table:table-cell>
              <table:table-cell office:value-type="float" office:value="1129.138899">
                <text:p>1129.138899</text:p>
              </table:table-cell>
              <table:table-cell office:value-type="float" office:value="1082.729122">
                <text:p>1082.729122</text:p>
              </table:table-cell>
              <table:table-cell office:value-type="float" office:value="1113.411411">
                <text:p>1113.411411</text:p>
              </table:table-cell>
              <table:table-cell office:value-type="float" office:value="1091.365035">
                <text:p>1091.365035</text:p>
              </table:table-cell>
              <table:table-cell office:value-type="float" office:value="1062.427056">
                <text:p>1062.427056</text:p>
              </table:table-cell>
              <table:table-cell office:value-type="float" office:value="1091.950129">
                <text:p>1091.950129</text:p>
              </table:table-cell>
              <table:table-cell office:value-type="float" office:value="1085.689942">
                <text:p>1085.689942</text:p>
              </table:table-cell>
              <table:table-cell office:value-type="float" office:value="1107.545458">
                <text:p>1107.545458</text:p>
              </table:table-cell>
              <table:table-cell office:value-type="float" office:value="1128.460013">
                <text:p>1128.460013</text:p>
              </table:table-cell>
              <table:table-cell office:value-type="float" office:value="1216.04888">
                <text:p>1216.04888</text:p>
              </table:table-cell>
              <table:table-cell office:value-type="float" office:value="1152.038028">
                <text:p>1152.038028</text:p>
              </table:table-cell>
              <table:table-cell office:value-type="float" office:value="1138.632888">
                <text:p>1138.632888</text:p>
              </table:table-cell>
              <table:table-cell office:value-type="float" office:value="1168.751">
                <text:p>1168.751</text:p>
              </table:table-cell>
              <table:table-cell office:value-type="float" office:value="1156.634995">
                <text:p>1156.634995</text:p>
              </table:table-cell>
              <table:table-cell office:value-type="float" office:value="1162.788878">
                <text:p>1162.788878</text:p>
              </table:table-cell>
              <table:table-cell office:value-type="float" office:value="1227.203394">
                <text:p>1227.203394</text:p>
              </table:table-cell>
              <table:table-cell office:value-type="float" office:value="1103.990114">
                <text:p>1103.990114</text:p>
              </table:table-cell>
              <table:table-cell office:value-type="float" office:value="1144.002605">
                <text:p>1144.002605</text:p>
              </table:table-cell>
              <table:table-cell office:value-type="float" office:value="1163.155589">
                <text:p>1163.155589</text:p>
              </table:table-cell>
              <table:table-cell office:value-type="float" office:value="1173.462999">
                <text:p>1173.462999</text:p>
              </table:table-cell>
              <table:table-cell office:value-type="float" office:value="1211.968809">
                <text:p>1211.968809</text:p>
              </table:table-cell>
              <table:table-cell office:value-type="float" office:value="1173.251929">
                <text:p>1173.251929</text:p>
              </table:table-cell>
              <table:table-cell office:value-type="float" office:value="1133.042672">
                <text:p>1133.042672</text:p>
              </table:table-cell>
              <table:table-cell office:value-type="float" office:value="1232.194081">
                <text:p>1232.194081</text:p>
              </table:table-cell>
              <table:table-cell office:value-type="float" office:value="1186.914968">
                <text:p>1186.914968</text:p>
              </table:table-cell>
              <table:table-cell office:value-type="float" office:value="1154.382511">
                <text:p>1154.382511</text:p>
              </table:table-cell>
              <table:table-cell office:value-type="float" office:value="1170.262624">
                <text:p>1170.262624</text:p>
              </table:table-cell>
              <table:table-cell office:value-type="float" office:value="1136.627787">
                <text:p>1136.627787</text:p>
              </table:table-cell>
              <table:table-cell office:value-type="float" office:value="1190.963796">
                <text:p>1190.963796</text:p>
              </table:table-cell>
              <table:table-cell office:value-type="float" office:value="1116.504008">
                <text:p>1116.504008</text:p>
              </table:table-cell>
              <table:table-cell office:value-type="float" office:value="1177.273234">
                <text:p>1177.273234</text:p>
              </table:table-cell>
              <table:table-cell office:value-type="float" office:value="1128.938865">
                <text:p>1128.938865</text:p>
              </table:table-cell>
              <table:table-cell office:value-type="float" office:value="1201.714391">
                <text:p>1201.714391</text:p>
              </table:table-cell>
              <table:table-cell office:value-type="float" office:value="1202.021437">
                <text:p>1202.021437</text:p>
              </table:table-cell>
              <table:table-cell office:value-type="float" office:value="1149.83584">
                <text:p>1149.83584</text:p>
              </table:table-cell>
              <table:table-cell office:value-type="float" office:value="1165.574427">
                <text:p>1165.574427</text:p>
              </table:table-cell>
              <table:table-cell office:value-type="float" office:value="1249.172721">
                <text:p>1249.172721</text:p>
              </table:table-cell>
              <table:table-cell office:value-type="float" office:value="1134.438621">
                <text:p>1134.438621</text:p>
              </table:table-cell>
              <table:table-cell office:value-type="float" office:value="1165.689778">
                <text:p>1165.689778</text:p>
              </table:table-cell>
              <table:table-cell office:value-type="float" office:value="1193.290059">
                <text:p>1193.290059</text:p>
              </table:table-cell>
              <table:table-cell office:value-type="float" office:value="1279.285828">
                <text:p>1279.285828</text:p>
              </table:table-cell>
              <table:table-cell office:value-type="float" office:value="1212.886357">
                <text:p>1212.886357</text:p>
              </table:table-cell>
              <table:table-cell office:value-type="float" office:value="1222.723188">
                <text:p>1222.723188</text:p>
              </table:table-cell>
              <table:table-cell office:value-type="float" office:value="1229.350086">
                <text:p>1229.350086</text:p>
              </table:table-cell>
              <table:table-cell office:value-type="float" office:value="1232.625267">
                <text:p>1232.625267</text:p>
              </table:table-cell>
              <table:table-cell office:value-type="float" office:value="1217.76971">
                <text:p>1217.76971</text:p>
              </table:table-cell>
              <table:table-cell office:value-type="float" office:value="1212.274445">
                <text:p>1212.274445</text:p>
              </table:table-cell>
              <table:table-cell office:value-type="float" office:value="1244.779252">
                <text:p>1244.779252</text:p>
              </table:table-cell>
              <table:table-cell office:value-type="float" office:value="1241.310387">
                <text:p>1241.310387</text:p>
              </table:table-cell>
              <table:table-cell office:value-type="float" office:value="1223.298916">
                <text:p>1223.298916</text:p>
              </table:table-cell>
              <table:table-cell office:value-type="float" office:value="1280.038561">
                <text:p>1280.038561</text:p>
              </table:table-cell>
              <table:table-cell office:value-type="float" office:value="1252.950043">
                <text:p>1252.950043</text:p>
              </table:table-cell>
              <table:table-cell office:value-type="float" office:value="1267.887589">
                <text:p>1267.887589</text:p>
              </table:table-cell>
              <table:table-cell office:value-type="float" office:value="1234.868064">
                <text:p>1234.868064</text:p>
              </table:table-cell>
              <table:table-cell office:value-type="float" office:value="1281.729047">
                <text:p>1281.729047</text:p>
              </table:table-cell>
              <table:table-cell office:value-type="float" office:value="1269.126809">
                <text:p>1269.126809</text:p>
              </table:table-cell>
              <table:table-cell office:value-type="float" office:value="1276.016678">
                <text:p>1276.016678</text:p>
              </table:table-cell>
              <table:table-cell office:value-type="float" office:value="1265.073362">
                <text:p>1265.073362</text:p>
              </table:table-cell>
              <table:table-cell office:value-type="float" office:value="1225.547229">
                <text:p>1225.547229</text:p>
              </table:table-cell>
              <table:table-cell office:value-type="float" office:value="1307.972577">
                <text:p>1307.972577</text:p>
              </table:table-cell>
              <table:table-cell office:value-type="float" office:value="1358.075957">
                <text:p>1358.075957</text:p>
              </table:table-cell>
              <table:table-cell office:value-type="float" office:value="1285.971943">
                <text:p>1285.971943</text:p>
              </table:table-cell>
              <table:table-cell office:value-type="float" office:value="1341.514325">
                <text:p>1341.514325</text:p>
              </table:table-cell>
              <table:table-cell office:value-type="float" office:value="1287.271083">
                <text:p>1287.271083</text:p>
              </table:table-cell>
              <table:table-cell office:value-type="float" office:value="1358.85403">
                <text:p>1358.85403</text:p>
              </table:table-cell>
              <table:table-cell office:value-type="float" office:value="1289.366642">
                <text:p>1289.366642</text:p>
              </table:table-cell>
              <table:table-cell office:value-type="float" office:value="1312.596619">
                <text:p>1312.596619</text:p>
              </table:table-cell>
              <table:table-cell office:value-type="float" office:value="1374.827103">
                <text:p>1374.827103</text:p>
              </table:table-cell>
              <table:table-cell office:value-type="float" office:value="1330.715615">
                <text:p>1330.715615</text:p>
              </table:table-cell>
            </table:table-row>
            <table:table-row>
              <table:table-cell office:value-type="string">
                <text:p>msort_omp_compact</text:p>
              </table:table-cell>
              <table:table-cell office:value-type="float" office:value="8540.236202">
                <text:p>8540.236202</text:p>
              </table:table-cell>
              <table:table-cell office:value-type="float" office:value="15444.909911">
                <text:p>15444.909911</text:p>
              </table:table-cell>
              <table:table-cell office:value-type="float" office:value="15172.622505">
                <text:p>15172.622505</text:p>
              </table:table-cell>
              <table:table-cell office:value-type="float" office:value="15963.228048">
                <text:p>15963.228048</text:p>
              </table:table-cell>
              <table:table-cell office:value-type="float" office:value="10644.819428">
                <text:p>10644.819428</text:p>
              </table:table-cell>
              <table:table-cell office:value-type="float" office:value="8426.34061">
                <text:p>8426.34061</text:p>
              </table:table-cell>
              <table:table-cell office:value-type="float" office:value="8943.845002">
                <text:p>8943.845002</text:p>
              </table:table-cell>
              <table:table-cell office:value-type="float" office:value="8994.866119">
                <text:p>8994.866119</text:p>
              </table:table-cell>
              <table:table-cell office:value-type="float" office:value="6877.980967">
                <text:p>6877.980967</text:p>
              </table:table-cell>
              <table:table-cell office:value-type="float" office:value="6452.641238">
                <text:p>6452.641238</text:p>
              </table:table-cell>
              <table:table-cell office:value-type="float" office:value="6070.486537">
                <text:p>6070.486537</text:p>
              </table:table-cell>
              <table:table-cell office:value-type="float" office:value="5936.329428">
                <text:p>5936.329428</text:p>
              </table:table-cell>
              <table:table-cell office:value-type="float" office:value="5142.591193">
                <text:p>5142.591193</text:p>
              </table:table-cell>
              <table:table-cell office:value-type="float" office:value="4818.187862">
                <text:p>4818.187862</text:p>
              </table:table-cell>
              <table:table-cell office:value-type="float" office:value="5055.977869">
                <text:p>5055.977869</text:p>
              </table:table-cell>
              <table:table-cell office:value-type="float" office:value="4707.107651">
                <text:p>4707.107651</text:p>
              </table:table-cell>
              <table:table-cell office:value-type="float" office:value="4368.412878">
                <text:p>4368.412878</text:p>
              </table:table-cell>
              <table:table-cell office:value-type="float" office:value="4057.248588">
                <text:p>4057.248588</text:p>
              </table:table-cell>
              <table:table-cell office:value-type="float" office:value="4165.003706">
                <text:p>4165.003706</text:p>
              </table:table-cell>
              <table:table-cell office:value-type="float" office:value="3971.514058">
                <text:p>3971.514058</text:p>
              </table:table-cell>
              <table:table-cell office:value-type="float" office:value="3737.102969">
                <text:p>3737.102969</text:p>
              </table:table-cell>
              <table:table-cell office:value-type="float" office:value="3458.738409">
                <text:p>3458.738409</text:p>
              </table:table-cell>
              <table:table-cell office:value-type="float" office:value="3445.543313">
                <text:p>3445.543313</text:p>
              </table:table-cell>
              <table:table-cell office:value-type="float" office:value="3296.179334">
                <text:p>3296.179334</text:p>
              </table:table-cell>
              <table:table-cell office:value-type="float" office:value="3085.360378">
                <text:p>3085.360378</text:p>
              </table:table-cell>
              <table:table-cell office:value-type="float" office:value="2969.176951">
                <text:p>2969.176951</text:p>
              </table:table-cell>
              <table:table-cell office:value-type="float" office:value="2935.198116">
                <text:p>2935.198116</text:p>
              </table:table-cell>
              <table:table-cell office:value-type="float" office:value="3017.659262">
                <text:p>3017.659262</text:p>
              </table:table-cell>
              <table:table-cell office:value-type="float" office:value="2903.745515">
                <text:p>2903.745515</text:p>
              </table:table-cell>
              <table:table-cell office:value-type="float" office:value="2841.496039">
                <text:p>2841.496039</text:p>
              </table:table-cell>
              <table:table-cell office:value-type="float" office:value="2824.879683">
                <text:p>2824.879683</text:p>
              </table:table-cell>
              <table:table-cell office:value-type="float" office:value="2785.692289">
                <text:p>2785.692289</text:p>
              </table:table-cell>
              <table:table-cell office:value-type="float" office:value="2533.872724">
                <text:p>2533.872724</text:p>
              </table:table-cell>
              <table:table-cell office:value-type="float" office:value="2535.054716">
                <text:p>2535.054716</text:p>
              </table:table-cell>
              <table:table-cell office:value-type="float" office:value="2619.291674">
                <text:p>2619.291674</text:p>
              </table:table-cell>
              <table:table-cell office:value-type="float" office:value="2642.2862">
                <text:p>2642.2862</text:p>
              </table:table-cell>
              <table:table-cell office:value-type="float" office:value="2476.665068">
                <text:p>2476.665068</text:p>
              </table:table-cell>
              <table:table-cell office:value-type="float" office:value="2287.161698">
                <text:p>2287.161698</text:p>
              </table:table-cell>
              <table:table-cell office:value-type="float" office:value="2283.572414">
                <text:p>2283.572414</text:p>
              </table:table-cell>
              <table:table-cell office:value-type="float" office:value="2267.210753">
                <text:p>2267.210753</text:p>
              </table:table-cell>
              <table:table-cell office:value-type="float" office:value="2121.844533">
                <text:p>2121.844533</text:p>
              </table:table-cell>
              <table:table-cell office:value-type="float" office:value="2148.729485">
                <text:p>2148.729485</text:p>
              </table:table-cell>
              <table:table-cell office:value-type="float" office:value="2216.675417">
                <text:p>2216.675417</text:p>
              </table:table-cell>
              <table:table-cell office:value-type="float" office:value="2119.48138">
                <text:p>2119.48138</text:p>
              </table:table-cell>
              <table:table-cell office:value-type="float" office:value="2032.233048">
                <text:p>2032.233048</text:p>
              </table:table-cell>
              <table:table-cell office:value-type="float" office:value="2081.915956">
                <text:p>2081.915956</text:p>
              </table:table-cell>
              <table:table-cell office:value-type="float" office:value="1957.609728">
                <text:p>1957.609728</text:p>
              </table:table-cell>
              <table:table-cell office:value-type="float" office:value="1997.832329">
                <text:p>1997.832329</text:p>
              </table:table-cell>
              <table:table-cell office:value-type="float" office:value="1842.217528">
                <text:p>1842.217528</text:p>
              </table:table-cell>
              <table:table-cell office:value-type="float" office:value="1936.272328">
                <text:p>1936.272328</text:p>
              </table:table-cell>
              <table:table-cell office:value-type="float" office:value="2047.579969">
                <text:p>2047.579969</text:p>
              </table:table-cell>
              <table:table-cell office:value-type="float" office:value="1929.652487">
                <text:p>1929.652487</text:p>
              </table:table-cell>
              <table:table-cell office:value-type="float" office:value="1886.989556">
                <text:p>1886.989556</text:p>
              </table:table-cell>
              <table:table-cell office:value-type="float" office:value="1832.261238">
                <text:p>1832.261238</text:p>
              </table:table-cell>
              <table:table-cell office:value-type="float" office:value="1806.738168">
                <text:p>1806.738168</text:p>
              </table:table-cell>
              <table:table-cell office:value-type="float" office:value="1779.745821">
                <text:p>1779.745821</text:p>
              </table:table-cell>
              <table:table-cell office:value-type="float" office:value="1808.612974">
                <text:p>1808.612974</text:p>
              </table:table-cell>
              <table:table-cell office:value-type="float" office:value="1762.930519">
                <text:p>1762.930519</text:p>
              </table:table-cell>
              <table:table-cell office:value-type="float" office:value="1746.757345">
                <text:p>1746.757345</text:p>
              </table:table-cell>
              <table:table-cell office:value-type="float" office:value="1669.667778">
                <text:p>1669.667778</text:p>
              </table:table-cell>
              <table:table-cell office:value-type="float" office:value="1746.123878">
                <text:p>1746.123878</text:p>
              </table:table-cell>
              <table:table-cell office:value-type="float" office:value="1666.934451">
                <text:p>1666.934451</text:p>
              </table:table-cell>
              <table:table-cell office:value-type="float" office:value="1753.692316">
                <text:p>1753.692316</text:p>
              </table:table-cell>
              <table:table-cell office:value-type="float" office:value="1649.776369">
                <text:p>1649.776369</text:p>
              </table:table-cell>
              <table:table-cell office:value-type="float" office:value="1517.370179">
                <text:p>1517.370179</text:p>
              </table:table-cell>
              <table:table-cell office:value-type="float" office:value="1552.986123">
                <text:p>1552.986123</text:p>
              </table:table-cell>
              <table:table-cell office:value-type="float" office:value="1602.431015">
                <text:p>1602.431015</text:p>
              </table:table-cell>
              <table:table-cell office:value-type="float" office:value="1639.561725">
                <text:p>1639.561725</text:p>
              </table:table-cell>
              <table:table-cell office:value-type="float" office:value="1539.868143">
                <text:p>1539.868143</text:p>
              </table:table-cell>
              <table:table-cell office:value-type="float" office:value="1534.020731">
                <text:p>1534.020731</text:p>
              </table:table-cell>
              <table:table-cell office:value-type="float" office:value="1549.529065">
                <text:p>1549.529065</text:p>
              </table:table-cell>
              <table:table-cell office:value-type="float" office:value="1556.40931">
                <text:p>1556.40931</text:p>
              </table:table-cell>
              <table:table-cell office:value-type="float" office:value="1541.003176">
                <text:p>1541.003176</text:p>
              </table:table-cell>
              <table:table-cell office:value-type="float" office:value="1536.196999">
                <text:p>1536.196999</text:p>
              </table:table-cell>
              <table:table-cell office:value-type="float" office:value="1511.135268">
                <text:p>1511.135268</text:p>
              </table:table-cell>
              <table:table-cell office:value-type="float" office:value="1532.693297">
                <text:p>1532.693297</text:p>
              </table:table-cell>
              <table:table-cell office:value-type="float" office:value="1518.419562">
                <text:p>1518.419562</text:p>
              </table:table-cell>
              <table:table-cell office:value-type="float" office:value="1482.279856">
                <text:p>1482.279856</text:p>
              </table:table-cell>
              <table:table-cell office:value-type="float" office:value="1513.721615">
                <text:p>1513.721615</text:p>
              </table:table-cell>
              <table:table-cell office:value-type="float" office:value="1443.015542">
                <text:p>1443.015542</text:p>
              </table:table-cell>
              <table:table-cell office:value-type="float" office:value="1448.4897">
                <text:p>1448.4897</text:p>
              </table:table-cell>
              <table:table-cell office:value-type="float" office:value="1411.680086">
                <text:p>1411.680086</text:p>
              </table:table-cell>
              <table:table-cell office:value-type="float" office:value="1428.050534">
                <text:p>1428.050534</text:p>
              </table:table-cell>
              <table:table-cell office:value-type="float" office:value="1408.63567">
                <text:p>1408.63567</text:p>
              </table:table-cell>
              <table:table-cell office:value-type="float" office:value="1394.448161">
                <text:p>1394.448161</text:p>
              </table:table-cell>
              <table:table-cell office:value-type="float" office:value="1342.524704">
                <text:p>1342.524704</text:p>
              </table:table-cell>
              <table:table-cell office:value-type="float" office:value="1389.397745">
                <text:p>1389.397745</text:p>
              </table:table-cell>
              <table:table-cell office:value-type="float" office:value="1411.370794">
                <text:p>1411.370794</text:p>
              </table:table-cell>
              <table:table-cell office:value-type="float" office:value="1405.002504">
                <text:p>1405.002504</text:p>
              </table:table-cell>
              <table:table-cell office:value-type="float" office:value="1366.564572">
                <text:p>1366.564572</text:p>
              </table:table-cell>
              <table:table-cell office:value-type="float" office:value="1370.974974">
                <text:p>1370.974974</text:p>
              </table:table-cell>
              <table:table-cell office:value-type="float" office:value="1396.428628">
                <text:p>1396.428628</text:p>
              </table:table-cell>
              <table:table-cell office:value-type="float" office:value="1379.951297">
                <text:p>1379.951297</text:p>
              </table:table-cell>
              <table:table-cell office:value-type="float" office:value="1339.621492">
                <text:p>1339.621492</text:p>
              </table:table-cell>
              <table:table-cell office:value-type="float" office:value="1313.612705">
                <text:p>1313.612705</text:p>
              </table:table-cell>
              <table:table-cell office:value-type="float" office:value="1351.719728">
                <text:p>1351.719728</text:p>
              </table:table-cell>
              <table:table-cell office:value-type="float" office:value="1208.28111">
                <text:p>1208.28111</text:p>
              </table:table-cell>
              <table:table-cell office:value-type="float" office:value="1241.010335">
                <text:p>1241.010335</text:p>
              </table:table-cell>
              <table:table-cell office:value-type="float" office:value="1335.025937">
                <text:p>1335.025937</text:p>
              </table:table-cell>
              <table:table-cell office:value-type="float" office:value="1373.674556">
                <text:p>1373.674556</text:p>
              </table:table-cell>
              <table:table-cell office:value-type="float" office:value="1355.953769">
                <text:p>1355.953769</text:p>
              </table:table-cell>
              <table:table-cell office:value-type="float" office:value="1331.201012">
                <text:p>1331.201012</text:p>
              </table:table-cell>
              <table:table-cell office:value-type="float" office:value="1292.496963">
                <text:p>1292.496963</text:p>
              </table:table-cell>
              <table:table-cell office:value-type="float" office:value="1327.479698">
                <text:p>1327.479698</text:p>
              </table:table-cell>
              <table:table-cell office:value-type="float" office:value="1293.424966">
                <text:p>1293.424966</text:p>
              </table:table-cell>
              <table:table-cell office:value-type="float" office:value="1320.814241">
                <text:p>1320.814241</text:p>
              </table:table-cell>
              <table:table-cell office:value-type="float" office:value="1314.325981">
                <text:p>1314.325981</text:p>
              </table:table-cell>
              <table:table-cell office:value-type="float" office:value="1309.904734">
                <text:p>1309.904734</text:p>
              </table:table-cell>
              <table:table-cell office:value-type="float" office:value="1284.02644">
                <text:p>1284.02644</text:p>
              </table:table-cell>
              <table:table-cell office:value-type="float" office:value="1310.445242">
                <text:p>1310.445242</text:p>
              </table:table-cell>
              <table:table-cell office:value-type="float" office:value="1277.629025">
                <text:p>1277.629025</text:p>
              </table:table-cell>
              <table:table-cell office:value-type="float" office:value="1312.406977">
                <text:p>1312.406977</text:p>
              </table:table-cell>
              <table:table-cell office:value-type="float" office:value="1252.521616">
                <text:p>1252.521616</text:p>
              </table:table-cell>
              <table:table-cell office:value-type="float" office:value="1251.766574">
                <text:p>1251.766574</text:p>
              </table:table-cell>
              <table:table-cell office:value-type="float" office:value="1252.750713">
                <text:p>1252.750713</text:p>
              </table:table-cell>
              <table:table-cell office:value-type="float" office:value="1271.348755">
                <text:p>1271.348755</text:p>
              </table:table-cell>
              <table:table-cell office:value-type="float" office:value="1271.991012">
                <text:p>1271.991012</text:p>
              </table:table-cell>
              <table:table-cell office:value-type="float" office:value="1264.570066">
                <text:p>1264.570066</text:p>
              </table:table-cell>
              <table:table-cell office:value-type="float" office:value="1226.903019">
                <text:p>1226.903019</text:p>
              </table:table-cell>
              <table:table-cell office:value-type="float" office:value="1259.252957">
                <text:p>1259.252957</text:p>
              </table:table-cell>
              <table:table-cell office:value-type="float" office:value="1236.841539">
                <text:p>1236.841539</text:p>
              </table:table-cell>
              <table:table-cell office:value-type="float" office:value="1238.663991">
                <text:p>1238.663991</text:p>
              </table:table-cell>
              <table:table-cell office:value-type="float" office:value="1251.772347">
                <text:p>1251.772347</text:p>
              </table:table-cell>
              <table:table-cell office:value-type="float" office:value="1245.592033">
                <text:p>1245.592033</text:p>
              </table:table-cell>
              <table:table-cell office:value-type="float" office:value="1202.425871">
                <text:p>1202.425871</text:p>
              </table:table-cell>
              <table:table-cell office:value-type="float" office:value="1227.951955">
                <text:p>1227.951955</text:p>
              </table:table-cell>
              <table:table-cell office:value-type="float" office:value="1232.478479">
                <text:p>1232.478479</text:p>
              </table:table-cell>
              <table:table-cell office:value-type="float" office:value="1214.722792">
                <text:p>1214.722792</text:p>
              </table:table-cell>
              <table:table-cell office:value-type="float" office:value="1131.492301">
                <text:p>1131.492301</text:p>
              </table:table-cell>
              <table:table-cell office:value-type="float" office:value="1161.287007">
                <text:p>1161.287007</text:p>
              </table:table-cell>
              <table:table-cell office:value-type="float" office:value="1165.61664">
                <text:p>1165.61664</text:p>
              </table:table-cell>
              <table:table-cell office:value-type="float" office:value="1212.494174">
                <text:p>1212.494174</text:p>
              </table:table-cell>
              <table:table-cell office:value-type="float" office:value="1153.853424">
                <text:p>1153.853424</text:p>
              </table:table-cell>
              <table:table-cell office:value-type="float" office:value="1167.500425">
                <text:p>1167.500425</text:p>
              </table:table-cell>
              <table:table-cell office:value-type="float" office:value="1194.062616">
                <text:p>1194.062616</text:p>
              </table:table-cell>
              <table:table-cell office:value-type="float" office:value="1237.99973">
                <text:p>1237.99973</text:p>
              </table:table-cell>
              <table:table-cell office:value-type="float" office:value="1202.314755">
                <text:p>1202.314755</text:p>
              </table:table-cell>
              <table:table-cell office:value-type="float" office:value="1203.437661">
                <text:p>1203.437661</text:p>
              </table:table-cell>
              <table:table-cell office:value-type="float" office:value="1184.00419">
                <text:p>1184.00419</text:p>
              </table:table-cell>
              <table:table-cell office:value-type="float" office:value="1209.75796">
                <text:p>1209.75796</text:p>
              </table:table-cell>
              <table:table-cell office:value-type="float" office:value="1145.494659">
                <text:p>1145.494659</text:p>
              </table:table-cell>
              <table:table-cell office:value-type="float" office:value="1212.77556">
                <text:p>1212.77556</text:p>
              </table:table-cell>
              <table:table-cell office:value-type="float" office:value="1140.262107">
                <text:p>1140.262107</text:p>
              </table:table-cell>
              <table:table-cell office:value-type="float" office:value="1232.017526">
                <text:p>1232.017526</text:p>
              </table:table-cell>
              <table:table-cell office:value-type="float" office:value="1144.972308">
                <text:p>1144.972308</text:p>
              </table:table-cell>
              <table:table-cell office:value-type="float" office:value="1176.55399">
                <text:p>1176.55399</text:p>
              </table:table-cell>
              <table:table-cell office:value-type="float" office:value="1219.399507">
                <text:p>1219.399507</text:p>
              </table:table-cell>
              <table:table-cell office:value-type="float" office:value="1254.755431">
                <text:p>1254.755431</text:p>
              </table:table-cell>
              <table:table-cell office:value-type="float" office:value="1137.287813">
                <text:p>1137.287813</text:p>
              </table:table-cell>
              <table:table-cell office:value-type="float" office:value="1232.11934">
                <text:p>1232.11934</text:p>
              </table:table-cell>
              <table:table-cell office:value-type="float" office:value="1188.444363">
                <text:p>1188.444363</text:p>
              </table:table-cell>
              <table:table-cell office:value-type="float" office:value="1199.718784">
                <text:p>1199.718784</text:p>
              </table:table-cell>
              <table:table-cell office:value-type="float" office:value="1240.454173">
                <text:p>1240.454173</text:p>
              </table:table-cell>
              <table:table-cell office:value-type="float" office:value="1193.296218">
                <text:p>1193.296218</text:p>
              </table:table-cell>
              <table:table-cell office:value-type="float" office:value="1194.513047">
                <text:p>1194.513047</text:p>
              </table:table-cell>
              <table:table-cell office:value-type="float" office:value="1231.157399">
                <text:p>1231.157399</text:p>
              </table:table-cell>
              <table:table-cell office:value-type="float" office:value="1133.699748">
                <text:p>1133.699748</text:p>
              </table:table-cell>
              <table:table-cell office:value-type="float" office:value="1238.345397">
                <text:p>1238.345397</text:p>
              </table:table-cell>
              <table:table-cell office:value-type="float" office:value="1201.250807">
                <text:p>1201.250807</text:p>
              </table:table-cell>
              <table:table-cell office:value-type="float" office:value="1196.983146">
                <text:p>1196.983146</text:p>
              </table:table-cell>
              <table:table-cell office:value-type="float" office:value="1083.084476">
                <text:p>1083.084476</text:p>
              </table:table-cell>
              <table:table-cell office:value-type="float" office:value="1216.378765">
                <text:p>1216.378765</text:p>
              </table:table-cell>
              <table:table-cell office:value-type="float" office:value="1202.611342">
                <text:p>1202.611342</text:p>
              </table:table-cell>
              <table:table-cell office:value-type="float" office:value="1202.809068">
                <text:p>1202.809068</text:p>
              </table:table-cell>
              <table:table-cell office:value-type="float" office:value="1147.448952">
                <text:p>1147.448952</text:p>
              </table:table-cell>
              <table:table-cell office:value-type="float" office:value="1225.567439">
                <text:p>1225.567439</text:p>
              </table:table-cell>
              <table:table-cell office:value-type="float" office:value="1207.414248">
                <text:p>1207.414248</text:p>
              </table:table-cell>
              <table:table-cell office:value-type="float" office:value="1233.588298">
                <text:p>1233.588298</text:p>
              </table:table-cell>
              <table:table-cell office:value-type="float" office:value="1083.319669">
                <text:p>1083.319669</text:p>
              </table:table-cell>
              <table:table-cell office:value-type="float" office:value="1180.443135">
                <text:p>1180.443135</text:p>
              </table:table-cell>
              <table:table-cell office:value-type="float" office:value="1187.730828">
                <text:p>1187.730828</text:p>
              </table:table-cell>
              <table:table-cell office:value-type="float" office:value="1204.150742">
                <text:p>1204.150742</text:p>
              </table:table-cell>
              <table:table-cell office:value-type="float" office:value="1206.046078">
                <text:p>1206.046078</text:p>
              </table:table-cell>
              <table:table-cell office:value-type="float" office:value="1207.417582">
                <text:p>1207.417582</text:p>
              </table:table-cell>
              <table:table-cell office:value-type="float" office:value="1181.307305">
                <text:p>1181.307305</text:p>
              </table:table-cell>
              <table:table-cell office:value-type="float" office:value="1218.27923">
                <text:p>1218.27923</text:p>
              </table:table-cell>
              <table:table-cell office:value-type="float" office:value="1101.674243">
                <text:p>1101.674243</text:p>
              </table:table-cell>
              <table:table-cell office:value-type="float" office:value="1195.587259">
                <text:p>1195.587259</text:p>
              </table:table-cell>
              <table:table-cell office:value-type="float" office:value="1176.472899">
                <text:p>1176.472899</text:p>
              </table:table-cell>
              <table:table-cell office:value-type="float" office:value="1207.931786">
                <text:p>1207.931786</text:p>
              </table:table-cell>
              <table:table-cell office:value-type="float" office:value="1103.675817">
                <text:p>1103.675817</text:p>
              </table:table-cell>
              <table:table-cell office:value-type="float" office:value="1183.468943">
                <text:p>1183.468943</text:p>
              </table:table-cell>
              <table:table-cell office:value-type="float" office:value="1176.0156">
                <text:p>1176.0156</text:p>
              </table:table-cell>
              <table:table-cell office:value-type="float" office:value="1206.493301">
                <text:p>1206.493301</text:p>
              </table:table-cell>
              <table:table-cell office:value-type="float" office:value="1185.882713">
                <text:p>1185.882713</text:p>
              </table:table-cell>
              <table:table-cell office:value-type="float" office:value="1232.213583">
                <text:p>1232.213583</text:p>
              </table:table-cell>
              <table:table-cell office:value-type="float" office:value="1179.550158">
                <text:p>1179.550158</text:p>
              </table:table-cell>
              <table:table-cell office:value-type="float" office:value="1170.421922">
                <text:p>1170.421922</text:p>
              </table:table-cell>
              <table:table-cell office:value-type="float" office:value="1193.305647">
                <text:p>1193.305647</text:p>
              </table:table-cell>
              <table:table-cell office:value-type="float" office:value="1156.598683">
                <text:p>1156.598683</text:p>
              </table:table-cell>
              <table:table-cell office:value-type="float" office:value="1141.382703">
                <text:p>1141.382703</text:p>
              </table:table-cell>
              <table:table-cell office:value-type="float" office:value="1175.357112">
                <text:p>1175.357112</text:p>
              </table:table-cell>
              <table:table-cell office:value-type="float" office:value="1120.993966">
                <text:p>1120.993966</text:p>
              </table:table-cell>
              <table:table-cell office:value-type="float" office:value="1134.554552">
                <text:p>1134.554552</text:p>
              </table:table-cell>
              <table:table-cell office:value-type="float" office:value="1196.871515">
                <text:p>1196.871515</text:p>
              </table:table-cell>
              <table:table-cell office:value-type="float" office:value="1204.782735">
                <text:p>1204.782735</text:p>
              </table:table-cell>
              <table:table-cell office:value-type="float" office:value="1111.108568">
                <text:p>1111.108568</text:p>
              </table:table-cell>
              <table:table-cell office:value-type="float" office:value="1173.368306">
                <text:p>1173.368306</text:p>
              </table:table-cell>
              <table:table-cell office:value-type="float" office:value="1158.620338">
                <text:p>1158.620338</text:p>
              </table:table-cell>
              <table:table-cell office:value-type="float" office:value="1215.921338">
                <text:p>1215.921338</text:p>
              </table:table-cell>
              <table:table-cell office:value-type="float" office:value="1126.448235">
                <text:p>1126.448235</text:p>
              </table:table-cell>
              <table:table-cell office:value-type="float" office:value="1120.937381">
                <text:p>1120.937381</text:p>
              </table:table-cell>
              <table:table-cell office:value-type="float" office:value="1129.10663">
                <text:p>1129.10663</text:p>
              </table:table-cell>
              <table:table-cell office:value-type="float" office:value="1184.15919">
                <text:p>1184.15919</text:p>
              </table:table-cell>
              <table:table-cell office:value-type="float" office:value="1095.581886">
                <text:p>1095.581886</text:p>
              </table:table-cell>
              <table:table-cell office:value-type="float" office:value="1201.40574">
                <text:p>1201.40574</text:p>
              </table:table-cell>
              <table:table-cell office:value-type="float" office:value="1186.656939">
                <text:p>1186.656939</text:p>
              </table:table-cell>
              <table:table-cell office:value-type="float" office:value="1163.599156">
                <text:p>1163.599156</text:p>
              </table:table-cell>
              <table:table-cell office:value-type="float" office:value="1095.017704">
                <text:p>1095.017704</text:p>
              </table:table-cell>
              <table:table-cell office:value-type="float" office:value="1172.539487">
                <text:p>1172.539487</text:p>
              </table:table-cell>
              <table:table-cell office:value-type="float" office:value="1154.210062">
                <text:p>1154.210062</text:p>
              </table:table-cell>
              <table:table-cell office:value-type="float" office:value="1188.846552">
                <text:p>1188.846552</text:p>
              </table:table-cell>
              <table:table-cell office:value-type="float" office:value="1092.840731">
                <text:p>1092.840731</text:p>
              </table:table-cell>
              <table:table-cell office:value-type="float" office:value="1159.221534">
                <text:p>1159.221534</text:p>
              </table:table-cell>
              <table:table-cell office:value-type="float" office:value="1206.609679">
                <text:p>1206.609679</text:p>
              </table:table-cell>
              <table:table-cell office:value-type="float" office:value="1181.006288">
                <text:p>1181.006288</text:p>
              </table:table-cell>
              <table:table-cell office:value-type="float" office:value="1151.713595">
                <text:p>1151.713595</text:p>
              </table:table-cell>
              <table:table-cell office:value-type="float" office:value="1148.359311">
                <text:p>1148.359311</text:p>
              </table:table-cell>
              <table:table-cell office:value-type="float" office:value="1181.268681">
                <text:p>1181.268681</text:p>
              </table:table-cell>
              <table:table-cell office:value-type="float" office:value="1184.968954">
                <text:p>1184.968954</text:p>
              </table:table-cell>
              <table:table-cell office:value-type="float" office:value="1109.528426">
                <text:p>1109.528426</text:p>
              </table:table-cell>
              <table:table-cell office:value-type="float" office:value="1165.541259">
                <text:p>1165.541259</text:p>
              </table:table-cell>
              <table:table-cell office:value-type="float" office:value="1179.854126">
                <text:p>1179.854126</text:p>
              </table:table-cell>
              <table:table-cell office:value-type="float" office:value="1180.026639">
                <text:p>1180.026639</text:p>
              </table:table-cell>
              <table:table-cell office:value-type="float" office:value="1084.983146">
                <text:p>1084.983146</text:p>
              </table:table-cell>
              <table:table-cell office:value-type="float" office:value="1129.272728">
                <text:p>1129.272728</text:p>
              </table:table-cell>
              <table:table-cell office:value-type="float" office:value="1177.634234">
                <text:p>1177.634234</text:p>
              </table:table-cell>
              <table:table-cell office:value-type="float" office:value="1176.566692">
                <text:p>1176.566692</text:p>
              </table:table-cell>
              <table:table-cell office:value-type="float" office:value="1131.908025">
                <text:p>1131.908025</text:p>
              </table:table-cell>
              <table:table-cell office:value-type="float" office:value="1156.863515">
                <text:p>1156.863515</text:p>
              </table:table-cell>
              <table:table-cell office:value-type="float" office:value="1183.030381">
                <text:p>1183.030381</text:p>
              </table:table-cell>
              <table:table-cell office:value-type="float" office:value="1191.783571">
                <text:p>1191.783571</text:p>
              </table:table-cell>
              <table:table-cell office:value-type="float" office:value="1207.7782">
                <text:p>1207.7782</text:p>
              </table:table-cell>
              <table:table-cell office:value-type="float" office:value="1187.18083">
                <text:p>1187.18083</text:p>
              </table:table-cell>
              <table:table-cell office:value-type="float" office:value="1178.695165">
                <text:p>1178.695165</text:p>
              </table:table-cell>
              <table:table-cell office:value-type="float" office:value="1203.2042">
                <text:p>1203.2042</text:p>
              </table:table-cell>
              <table:table-cell office:value-type="float" office:value="1188.91462">
                <text:p>1188.91462</text:p>
              </table:table-cell>
              <table:table-cell office:value-type="float" office:value="1144.108846">
                <text:p>1144.108846</text:p>
              </table:table-cell>
              <table:table-cell office:value-type="float" office:value="1184.059942">
                <text:p>1184.059942</text:p>
              </table:table-cell>
              <table:table-cell office:value-type="float" office:value="1212.165187">
                <text:p>1212.165187</text:p>
              </table:table-cell>
            </table:table-row>
            <table:table-row>
              <table:table-cell office:value-type="string">
                <text:p>msort_omp_scatter</text:p>
              </table:table-cell>
              <table:table-cell office:value-type="float" office:value="8475.400188">
                <text:p>8475.400188</text:p>
              </table:table-cell>
              <table:table-cell office:value-type="float" office:value="11910.41065">
                <text:p>11910.41065</text:p>
              </table:table-cell>
              <table:table-cell office:value-type="float" office:value="9247.92452">
                <text:p>9247.92452</text:p>
              </table:table-cell>
              <table:table-cell office:value-type="float" office:value="9117.770621">
                <text:p>9117.770621</text:p>
              </table:table-cell>
              <table:table-cell office:value-type="float" office:value="6816.221828">
                <text:p>6816.221828</text:p>
              </table:table-cell>
              <table:table-cell office:value-type="float" office:value="7015.225926">
                <text:p>7015.225926</text:p>
              </table:table-cell>
              <table:table-cell office:value-type="float" office:value="4764.815459">
                <text:p>4764.815459</text:p>
              </table:table-cell>
              <table:table-cell office:value-type="float" office:value="4525.916147">
                <text:p>4525.916147</text:p>
              </table:table-cell>
              <table:table-cell office:value-type="float" office:value="4258.700069">
                <text:p>4258.700069</text:p>
              </table:table-cell>
              <table:table-cell office:value-type="float" office:value="4265.407226">
                <text:p>4265.407226</text:p>
              </table:table-cell>
              <table:table-cell office:value-type="float" office:value="3330.148612">
                <text:p>3330.148612</text:p>
              </table:table-cell>
              <table:table-cell office:value-type="float" office:value="3385.335319">
                <text:p>3385.335319</text:p>
              </table:table-cell>
              <table:table-cell office:value-type="float" office:value="3052.547176">
                <text:p>3052.547176</text:p>
              </table:table-cell>
              <table:table-cell office:value-type="float" office:value="2665.050215">
                <text:p>2665.050215</text:p>
              </table:table-cell>
              <table:table-cell office:value-type="float" office:value="2789.120481">
                <text:p>2789.120481</text:p>
              </table:table-cell>
              <table:table-cell office:value-type="float" office:value="2526.87828">
                <text:p>2526.87828</text:p>
              </table:table-cell>
              <table:table-cell office:value-type="float" office:value="2363.86653">
                <text:p>2363.86653</text:p>
              </table:table-cell>
              <table:table-cell office:value-type="float" office:value="2374.405731">
                <text:p>2374.405731</text:p>
              </table:table-cell>
              <table:table-cell office:value-type="float" office:value="2446.321771">
                <text:p>2446.321771</text:p>
              </table:table-cell>
              <table:table-cell office:value-type="float" office:value="2218.915071">
                <text:p>2218.915071</text:p>
              </table:table-cell>
              <table:table-cell office:value-type="float" office:value="2239.698172">
                <text:p>2239.698172</text:p>
              </table:table-cell>
              <table:table-cell office:value-type="float" office:value="1999.460455">
                <text:p>1999.460455</text:p>
              </table:table-cell>
              <table:table-cell office:value-type="float" office:value="2001.684714">
                <text:p>2001.684714</text:p>
              </table:table-cell>
              <table:table-cell office:value-type="float" office:value="1831.383533">
                <text:p>1831.383533</text:p>
              </table:table-cell>
              <table:table-cell office:value-type="float" office:value="2060.72669">
                <text:p>2060.72669</text:p>
              </table:table-cell>
              <table:table-cell office:value-type="float" office:value="1718.448984">
                <text:p>1718.448984</text:p>
              </table:table-cell>
              <table:table-cell office:value-type="float" office:value="1683.17954">
                <text:p>1683.17954</text:p>
              </table:table-cell>
              <table:table-cell office:value-type="float" office:value="1699.551722">
                <text:p>1699.551722</text:p>
              </table:table-cell>
              <table:table-cell office:value-type="float" office:value="1574.319609">
                <text:p>1574.319609</text:p>
              </table:table-cell>
              <table:table-cell office:value-type="float" office:value="1622.238831">
                <text:p>1622.238831</text:p>
              </table:table-cell>
              <table:table-cell office:value-type="float" office:value="1643.120345">
                <text:p>1643.120345</text:p>
              </table:table-cell>
              <table:table-cell office:value-type="float" office:value="1610.971919">
                <text:p>1610.971919</text:p>
              </table:table-cell>
              <table:table-cell office:value-type="float" office:value="1555.72067">
                <text:p>1555.72067</text:p>
              </table:table-cell>
              <table:table-cell office:value-type="float" office:value="1496.52318">
                <text:p>1496.52318</text:p>
              </table:table-cell>
              <table:table-cell office:value-type="float" office:value="1499.728111">
                <text:p>1499.728111</text:p>
              </table:table-cell>
              <table:table-cell office:value-type="float" office:value="1404.679805">
                <text:p>1404.679805</text:p>
              </table:table-cell>
              <table:table-cell office:value-type="float" office:value="1359.837206">
                <text:p>1359.837206</text:p>
              </table:table-cell>
              <table:table-cell office:value-type="float" office:value="1365.780467">
                <text:p>1365.780467</text:p>
              </table:table-cell>
              <table:table-cell office:value-type="float" office:value="1292.087908">
                <text:p>1292.087908</text:p>
              </table:table-cell>
              <table:table-cell office:value-type="float" office:value="1265.20424">
                <text:p>1265.20424</text:p>
              </table:table-cell>
              <table:table-cell office:value-type="float" office:value="1263.157372">
                <text:p>1263.157372</text:p>
              </table:table-cell>
              <table:table-cell office:value-type="float" office:value="1240.725231">
                <text:p>1240.725231</text:p>
              </table:table-cell>
              <table:table-cell office:value-type="float" office:value="1243.748922">
                <text:p>1243.748922</text:p>
              </table:table-cell>
              <table:table-cell office:value-type="float" office:value="1199.437206">
                <text:p>1199.437206</text:p>
              </table:table-cell>
              <table:table-cell office:value-type="float" office:value="1157.110962">
                <text:p>1157.110962</text:p>
              </table:table-cell>
              <table:table-cell office:value-type="float" office:value="1210.318676">
                <text:p>1210.318676</text:p>
              </table:table-cell>
              <table:table-cell office:value-type="float" office:value="1145.075791">
                <text:p>1145.075791</text:p>
              </table:table-cell>
              <table:table-cell office:value-type="float" office:value="1114.947221">
                <text:p>1114.947221</text:p>
              </table:table-cell>
              <table:table-cell office:value-type="float" office:value="1215.378395">
                <text:p>1215.378395</text:p>
              </table:table-cell>
              <table:table-cell office:value-type="float" office:value="1143.972901">
                <text:p>1143.972901</text:p>
              </table:table-cell>
              <table:table-cell office:value-type="float" office:value="1123.554971">
                <text:p>1123.554971</text:p>
              </table:table-cell>
              <table:table-cell office:value-type="float" office:value="1051.301219">
                <text:p>1051.301219</text:p>
              </table:table-cell>
              <table:table-cell office:value-type="float" office:value="1080.258318">
                <text:p>1080.258318</text:p>
              </table:table-cell>
              <table:table-cell office:value-type="float" office:value="1068.737733">
                <text:p>1068.737733</text:p>
              </table:table-cell>
              <table:table-cell office:value-type="float" office:value="1076.164903">
                <text:p>1076.164903</text:p>
              </table:table-cell>
              <table:table-cell office:value-type="float" office:value="1055.785017">
                <text:p>1055.785017</text:p>
              </table:table-cell>
              <table:table-cell office:value-type="float" office:value="1103.691342">
                <text:p>1103.691342</text:p>
              </table:table-cell>
              <table:table-cell office:value-type="float" office:value="1077.16431">
                <text:p>1077.16431</text:p>
              </table:table-cell>
              <table:table-cell office:value-type="float" office:value="1049.949342">
                <text:p>1049.949342</text:p>
              </table:table-cell>
              <table:table-cell office:value-type="float" office:value="1012.195879">
                <text:p>1012.195879</text:p>
              </table:table-cell>
              <table:table-cell office:value-type="float" office:value="1087.917276">
                <text:p>1087.917276</text:p>
              </table:table-cell>
              <table:table-cell office:value-type="float" office:value="976.311124">
                <text:p>976.311124</text:p>
              </table:table-cell>
              <table:table-cell office:value-type="float" office:value="1041.722547">
                <text:p>1041.722547</text:p>
              </table:table-cell>
              <table:table-cell office:value-type="float" office:value="964.766163">
                <text:p>964.766163</text:p>
              </table:table-cell>
              <table:table-cell office:value-type="float" office:value="1038.225388">
                <text:p>1038.225388</text:p>
              </table:table-cell>
              <table:table-cell office:value-type="float" office:value="974.885151">
                <text:p>974.885151</text:p>
              </table:table-cell>
              <table:table-cell office:value-type="float" office:value="983.214594">
                <text:p>983.214594</text:p>
              </table:table-cell>
              <table:table-cell office:value-type="float" office:value="993.371756">
                <text:p>993.371756</text:p>
              </table:table-cell>
              <table:table-cell office:value-type="float" office:value="946.920531">
                <text:p>946.920531</text:p>
              </table:table-cell>
              <table:table-cell office:value-type="float" office:value="1025.667225">
                <text:p>1025.667225</text:p>
              </table:table-cell>
              <table:table-cell office:value-type="float" office:value="1041.320934">
                <text:p>1041.320934</text:p>
              </table:table-cell>
              <table:table-cell office:value-type="float" office:value="1029.421902">
                <text:p>1029.421902</text:p>
              </table:table-cell>
              <table:table-cell office:value-type="float" office:value="990.349024">
                <text:p>990.349024</text:p>
              </table:table-cell>
              <table:table-cell office:value-type="float" office:value="998.348842">
                <text:p>998.348842</text:p>
              </table:table-cell>
              <table:table-cell office:value-type="float" office:value="977.843853">
                <text:p>977.843853</text:p>
              </table:table-cell>
              <table:table-cell office:value-type="float" office:value="951.630026">
                <text:p>951.630026</text:p>
              </table:table-cell>
              <table:table-cell office:value-type="float" office:value="992.275086">
                <text:p>992.275086</text:p>
              </table:table-cell>
              <table:table-cell office:value-type="float" office:value="933.144126">
                <text:p>933.144126</text:p>
              </table:table-cell>
              <table:table-cell office:value-type="float" office:value="967.769392">
                <text:p>967.769392</text:p>
              </table:table-cell>
              <table:table-cell office:value-type="float" office:value="1028.958637">
                <text:p>1028.958637</text:p>
              </table:table-cell>
              <table:table-cell office:value-type="float" office:value="958.499623">
                <text:p>958.499623</text:p>
              </table:table-cell>
              <table:table-cell office:value-type="float" office:value="1009.82028">
                <text:p>1009.82028</text:p>
              </table:table-cell>
              <table:table-cell office:value-type="float" office:value="967.965833">
                <text:p>967.965833</text:p>
              </table:table-cell>
              <table:table-cell office:value-type="float" office:value="921.588451">
                <text:p>921.588451</text:p>
              </table:table-cell>
              <table:table-cell office:value-type="float" office:value="947.788037">
                <text:p>947.788037</text:p>
              </table:table-cell>
              <table:table-cell office:value-type="float" office:value="959.084461">
                <text:p>959.084461</text:p>
              </table:table-cell>
              <table:table-cell office:value-type="float" office:value="898.133099">
                <text:p>898.133099</text:p>
              </table:table-cell>
              <table:table-cell office:value-type="float" office:value="910.03855">
                <text:p>910.03855</text:p>
              </table:table-cell>
              <table:table-cell office:value-type="float" office:value="952.088927">
                <text:p>952.088927</text:p>
              </table:table-cell>
              <table:table-cell office:value-type="float" office:value="947.097727">
                <text:p>947.097727</text:p>
              </table:table-cell>
              <table:table-cell office:value-type="float" office:value="884.667656">
                <text:p>884.667656</text:p>
              </table:table-cell>
              <table:table-cell office:value-type="float" office:value="932.598425">
                <text:p>932.598425</text:p>
              </table:table-cell>
              <table:table-cell office:value-type="float" office:value="917.72497">
                <text:p>917.72497</text:p>
              </table:table-cell>
              <table:table-cell office:value-type="float" office:value="902.064843">
                <text:p>902.064843</text:p>
              </table:table-cell>
              <table:table-cell office:value-type="float" office:value="905.089435">
                <text:p>905.089435</text:p>
              </table:table-cell>
              <table:table-cell office:value-type="float" office:value="911.155938">
                <text:p>911.155938</text:p>
              </table:table-cell>
              <table:table-cell office:value-type="float" office:value="913.689551">
                <text:p>913.689551</text:p>
              </table:table-cell>
              <table:table-cell office:value-type="float" office:value="940.362856">
                <text:p>940.362856</text:p>
              </table:table-cell>
              <table:table-cell office:value-type="float" office:value="964.606224">
                <text:p>964.606224</text:p>
              </table:table-cell>
              <table:table-cell office:value-type="float" office:value="908.599551">
                <text:p>908.599551</text:p>
              </table:table-cell>
              <table:table-cell office:value-type="float" office:value="949.899379">
                <text:p>949.899379</text:p>
              </table:table-cell>
              <table:table-cell office:value-type="float" office:value="921.646063">
                <text:p>921.646063</text:p>
              </table:table-cell>
              <table:table-cell office:value-type="float" office:value="891.183309">
                <text:p>891.183309</text:p>
              </table:table-cell>
              <table:table-cell office:value-type="float" office:value="933.207321">
                <text:p>933.207321</text:p>
              </table:table-cell>
              <table:table-cell office:value-type="float" office:value="936.906821">
                <text:p>936.906821</text:p>
              </table:table-cell>
              <table:table-cell office:value-type="float" office:value="917.053971">
                <text:p>917.053971</text:p>
              </table:table-cell>
              <table:table-cell office:value-type="float" office:value="946.363666">
                <text:p>946.363666</text:p>
              </table:table-cell>
              <table:table-cell office:value-type="float" office:value="925.101905">
                <text:p>925.101905</text:p>
              </table:table-cell>
              <table:table-cell office:value-type="float" office:value="939.080654">
                <text:p>939.080654</text:p>
              </table:table-cell>
              <table:table-cell office:value-type="float" office:value="965.797391">
                <text:p>965.797391</text:p>
              </table:table-cell>
              <table:table-cell office:value-type="float" office:value="909.941226">
                <text:p>909.941226</text:p>
              </table:table-cell>
              <table:table-cell office:value-type="float" office:value="940.402118">
                <text:p>940.402118</text:p>
              </table:table-cell>
              <table:table-cell office:value-type="float" office:value="939.967855">
                <text:p>939.967855</text:p>
              </table:table-cell>
              <table:table-cell office:value-type="float" office:value="924.399276">
                <text:p>924.399276</text:p>
              </table:table-cell>
              <table:table-cell office:value-type="float" office:value="899.444109">
                <text:p>899.444109</text:p>
              </table:table-cell>
              <table:table-cell office:value-type="float" office:value="878.547968">
                <text:p>878.547968</text:p>
              </table:table-cell>
              <table:table-cell office:value-type="float" office:value="895.314319">
                <text:p>895.314319</text:p>
              </table:table-cell>
              <table:table-cell office:value-type="float" office:value="905.524598">
                <text:p>905.524598</text:p>
              </table:table-cell>
              <table:table-cell office:value-type="float" office:value="894.924062">
                <text:p>894.924062</text:p>
              </table:table-cell>
              <table:table-cell office:value-type="float" office:value="916.899869">
                <text:p>916.899869</text:p>
              </table:table-cell>
              <table:table-cell office:value-type="float" office:value="947.088423">
                <text:p>947.088423</text:p>
              </table:table-cell>
              <table:table-cell office:value-type="float" office:value="956.375321">
                <text:p>956.375321</text:p>
              </table:table-cell>
              <table:table-cell office:value-type="float" office:value="937.388114">
                <text:p>937.388114</text:p>
              </table:table-cell>
              <table:table-cell office:value-type="float" office:value="903.6616">
                <text:p>903.6616</text:p>
              </table:table-cell>
              <table:table-cell office:value-type="float" office:value="924.025253">
                <text:p>924.025253</text:p>
              </table:table-cell>
              <table:table-cell office:value-type="float" office:value="965.94097">
                <text:p>965.94097</text:p>
              </table:table-cell>
              <table:table-cell office:value-type="float" office:value="940.242757">
                <text:p>940.242757</text:p>
              </table:table-cell>
              <table:table-cell office:value-type="float" office:value="972.575632">
                <text:p>972.575632</text:p>
              </table:table-cell>
              <table:table-cell office:value-type="float" office:value="952.856993">
                <text:p>952.856993</text:p>
              </table:table-cell>
              <table:table-cell office:value-type="float" office:value="941.17384">
                <text:p>941.17384</text:p>
              </table:table-cell>
              <table:table-cell office:value-type="float" office:value="951.257799">
                <text:p>951.257799</text:p>
              </table:table-cell>
              <table:table-cell office:value-type="float" office:value="949.376387">
                <text:p>949.376387</text:p>
              </table:table-cell>
              <table:table-cell office:value-type="float" office:value="925.833785">
                <text:p>925.833785</text:p>
              </table:table-cell>
              <table:table-cell office:value-type="float" office:value="983.407445">
                <text:p>983.407445</text:p>
              </table:table-cell>
              <table:table-cell office:value-type="float" office:value="959.29707">
                <text:p>959.29707</text:p>
              </table:table-cell>
              <table:table-cell office:value-type="float" office:value="986.161046">
                <text:p>986.161046</text:p>
              </table:table-cell>
              <table:table-cell office:value-type="float" office:value="972.183515">
                <text:p>972.183515</text:p>
              </table:table-cell>
              <table:table-cell office:value-type="float" office:value="966.867369">
                <text:p>966.867369</text:p>
              </table:table-cell>
              <table:table-cell office:value-type="float" office:value="950.550938">
                <text:p>950.550938</text:p>
              </table:table-cell>
              <table:table-cell office:value-type="float" office:value="960.411894">
                <text:p>960.411894</text:p>
              </table:table-cell>
              <table:table-cell office:value-type="float" office:value="945.457281">
                <text:p>945.457281</text:p>
              </table:table-cell>
              <table:table-cell office:value-type="float" office:value="938.917315">
                <text:p>938.917315</text:p>
              </table:table-cell>
              <table:table-cell office:value-type="float" office:value="966.361443">
                <text:p>966.361443</text:p>
              </table:table-cell>
              <table:table-cell office:value-type="float" office:value="939.758259">
                <text:p>939.758259</text:p>
              </table:table-cell>
              <table:table-cell office:value-type="float" office:value="987.474299">
                <text:p>987.474299</text:p>
              </table:table-cell>
              <table:table-cell office:value-type="float" office:value="951.784319">
                <text:p>951.784319</text:p>
              </table:table-cell>
              <table:table-cell office:value-type="float" office:value="991.712576">
                <text:p>991.712576</text:p>
              </table:table-cell>
              <table:table-cell office:value-type="float" office:value="945.65982">
                <text:p>945.65982</text:p>
              </table:table-cell>
              <table:table-cell office:value-type="float" office:value="1022.662009">
                <text:p>1022.662009</text:p>
              </table:table-cell>
              <table:table-cell office:value-type="float" office:value="988.727761">
                <text:p>988.727761</text:p>
              </table:table-cell>
              <table:table-cell office:value-type="float" office:value="1037.367378">
                <text:p>1037.367378</text:p>
              </table:table-cell>
              <table:table-cell office:value-type="float" office:value="985.622656">
                <text:p>985.622656</text:p>
              </table:table-cell>
              <table:table-cell office:value-type="float" office:value="998.268005">
                <text:p>998.268005</text:p>
              </table:table-cell>
              <table:table-cell office:value-type="float" office:value="972.521998">
                <text:p>972.521998</text:p>
              </table:table-cell>
              <table:table-cell office:value-type="float" office:value="961.623462">
                <text:p>961.623462</text:p>
              </table:table-cell>
              <table:table-cell office:value-type="float" office:value="994.849951">
                <text:p>994.849951</text:p>
              </table:table-cell>
              <table:table-cell office:value-type="float" office:value="992.940054">
                <text:p>992.940054</text:p>
              </table:table-cell>
              <table:table-cell office:value-type="float" office:value="980.768298">
                <text:p>980.768298</text:p>
              </table:table-cell>
              <table:table-cell office:value-type="float" office:value="1020.927192">
                <text:p>1020.927192</text:p>
              </table:table-cell>
              <table:table-cell office:value-type="float" office:value="1005.611838">
                <text:p>1005.611838</text:p>
              </table:table-cell>
              <table:table-cell office:value-type="float" office:value="1014.085247">
                <text:p>1014.085247</text:p>
              </table:table-cell>
              <table:table-cell office:value-type="float" office:value="1018.986823">
                <text:p>1018.986823</text:p>
              </table:table-cell>
              <table:table-cell office:value-type="float" office:value="977.941112">
                <text:p>977.941112</text:p>
              </table:table-cell>
              <table:table-cell office:value-type="float" office:value="1027.806412">
                <text:p>1027.806412</text:p>
              </table:table-cell>
              <table:table-cell office:value-type="float" office:value="981.352878">
                <text:p>981.352878</text:p>
              </table:table-cell>
              <table:table-cell office:value-type="float" office:value="1022.78339">
                <text:p>1022.78339</text:p>
              </table:table-cell>
              <table:table-cell office:value-type="float" office:value="1008.4115">
                <text:p>1008.4115</text:p>
              </table:table-cell>
              <table:table-cell office:value-type="float" office:value="999.934112">
                <text:p>999.934112</text:p>
              </table:table-cell>
              <table:table-cell office:value-type="float" office:value="1005.07441">
                <text:p>1005.07441</text:p>
              </table:table-cell>
              <table:table-cell office:value-type="float" office:value="1012.7897">
                <text:p>1012.7897</text:p>
              </table:table-cell>
              <table:table-cell office:value-type="float" office:value="1034.944112">
                <text:p>1034.944112</text:p>
              </table:table-cell>
              <table:table-cell office:value-type="float" office:value="1015.06624">
                <text:p>1015.06624</text:p>
              </table:table-cell>
              <table:table-cell office:value-type="float" office:value="1040.828802">
                <text:p>1040.828802</text:p>
              </table:table-cell>
              <table:table-cell office:value-type="float" office:value="1036.002031">
                <text:p>1036.002031</text:p>
              </table:table-cell>
              <table:table-cell office:value-type="float" office:value="1029.250094">
                <text:p>1029.250094</text:p>
              </table:table-cell>
              <table:table-cell office:value-type="float" office:value="1024.677954">
                <text:p>1024.677954</text:p>
              </table:table-cell>
              <table:table-cell office:value-type="float" office:value="1017.890477">
                <text:p>1017.890477</text:p>
              </table:table-cell>
              <table:table-cell office:value-type="float" office:value="1029.095287">
                <text:p>1029.095287</text:p>
              </table:table-cell>
              <table:table-cell office:value-type="float" office:value="1050.929697">
                <text:p>1050.929697</text:p>
              </table:table-cell>
              <table:table-cell office:value-type="float" office:value="1062.891988">
                <text:p>1062.891988</text:p>
              </table:table-cell>
              <table:table-cell office:value-type="float" office:value="1072.999877">
                <text:p>1072.999877</text:p>
              </table:table-cell>
              <table:table-cell office:value-type="float" office:value="1054.567162">
                <text:p>1054.567162</text:p>
              </table:table-cell>
              <table:table-cell office:value-type="float" office:value="1052.541208">
                <text:p>1052.541208</text:p>
              </table:table-cell>
              <table:table-cell office:value-type="float" office:value="1052.33155">
                <text:p>1052.33155</text:p>
              </table:table-cell>
              <table:table-cell office:value-type="float" office:value="1052.314612">
                <text:p>1052.314612</text:p>
              </table:table-cell>
              <table:table-cell office:value-type="float" office:value="1073.164433">
                <text:p>1073.164433</text:p>
              </table:table-cell>
              <table:table-cell office:value-type="float" office:value="1077.396551">
                <text:p>1077.396551</text:p>
              </table:table-cell>
              <table:table-cell office:value-type="float" office:value="1035.966104">
                <text:p>1035.966104</text:p>
              </table:table-cell>
              <table:table-cell office:value-type="float" office:value="1099.763382">
                <text:p>1099.763382</text:p>
              </table:table-cell>
              <table:table-cell office:value-type="float" office:value="1050.108255">
                <text:p>1050.108255</text:p>
              </table:table-cell>
              <table:table-cell office:value-type="float" office:value="1060.124915">
                <text:p>1060.124915</text:p>
              </table:table-cell>
              <table:table-cell office:value-type="float" office:value="1084.895894">
                <text:p>1084.895894</text:p>
              </table:table-cell>
              <table:table-cell office:value-type="float" office:value="1113.027701">
                <text:p>1113.027701</text:p>
              </table:table-cell>
              <table:table-cell office:value-type="float" office:value="1086.331687">
                <text:p>1086.331687</text:p>
              </table:table-cell>
              <table:table-cell office:value-type="float" office:value="1115.064304">
                <text:p>1115.064304</text:p>
              </table:table-cell>
              <table:table-cell office:value-type="float" office:value="1117.533377">
                <text:p>1117.533377</text:p>
              </table:table-cell>
              <table:table-cell office:value-type="float" office:value="1086.426507">
                <text:p>1086.426507</text:p>
              </table:table-cell>
              <table:table-cell office:value-type="float" office:value="1141.582611">
                <text:p>1141.582611</text:p>
              </table:table-cell>
              <table:table-cell office:value-type="float" office:value="1130.904898">
                <text:p>1130.904898</text:p>
              </table:table-cell>
              <table:table-cell office:value-type="float" office:value="1116.01226">
                <text:p>1116.01226</text:p>
              </table:table-cell>
              <table:table-cell office:value-type="float" office:value="1126.7651">
                <text:p>1126.7651</text:p>
              </table:table-cell>
              <table:table-cell office:value-type="float" office:value="1117.851841">
                <text:p>1117.851841</text:p>
              </table:table-cell>
              <table:table-cell office:value-type="float" office:value="1140.319847">
                <text:p>1140.319847</text:p>
              </table:table-cell>
              <table:table-cell office:value-type="float" office:value="1138.520488">
                <text:p>1138.520488</text:p>
              </table:table-cell>
              <table:table-cell office:value-type="float" office:value="1117.62961">
                <text:p>1117.62961</text:p>
              </table:table-cell>
              <table:table-cell office:value-type="float" office:value="1099.916905">
                <text:p>1099.916905</text:p>
              </table:table-cell>
              <table:table-cell office:value-type="float" office:value="1125.704487">
                <text:p>1125.704487</text:p>
              </table:table-cell>
              <table:table-cell office:value-type="float" office:value="1084.763864">
                <text:p>1084.763864</text:p>
              </table:table-cell>
              <table:table-cell office:value-type="float" office:value="1135.749375">
                <text:p>1135.749375</text:p>
              </table:table-cell>
              <table:table-cell office:value-type="float" office:value="1150.452755">
                <text:p>1150.452755</text:p>
              </table:table-cell>
              <table:table-cell office:value-type="float" office:value="1103.91178">
                <text:p>1103.91178</text:p>
              </table:table-cell>
              <table:table-cell office:value-type="float" office:value="1108.822722">
                <text:p>1108.822722</text:p>
              </table:table-cell>
              <table:table-cell office:value-type="float" office:value="1156.317042">
                <text:p>1156.317042</text:p>
              </table:table-cell>
              <table:table-cell office:value-type="float" office:value="1093.158875">
                <text:p>1093.158875</text:p>
              </table:table-cell>
              <table:table-cell office:value-type="float" office:value="1115.344917">
                <text:p>1115.344917</text:p>
              </table:table-cell>
              <table:table-cell office:value-type="float" office:value="1158.533472">
                <text:p>1158.533472</text:p>
              </table:table-cell>
              <table:table-cell office:value-type="float" office:value="1148.918743">
                <text:p>1148.918743</text:p>
              </table:table-cell>
              <table:table-cell office:value-type="float" office:value="1108.121123">
                <text:p>1108.121123</text:p>
              </table:table-cell>
              <table:table-cell office:value-type="float" office:value="1142.359978">
                <text:p>1142.359978</text:p>
              </table:table-cell>
              <table:table-cell office:value-type="float" office:value="1136.895442">
                <text:p>1136.895442</text:p>
              </table:table-cell>
              <table:table-cell office:value-type="float" office:value="1141.71259">
                <text:p>1141.71259</text:p>
              </table:table-cell>
              <table:table-cell office:value-type="float" office:value="1097.281288">
                <text:p>1097.281288</text:p>
              </table:table-cell>
              <table:table-cell office:value-type="float" office:value="1146.619169">
                <text:p>1146.619169</text:p>
              </table:table-cell>
              <table:table-cell office:value-type="float" office:value="1152.404866">
                <text:p>1152.404866</text:p>
              </table:table-cell>
              <table:table-cell office:value-type="float" office:value="1126.229982">
                <text:p>1126.229982</text:p>
              </table:table-cell>
              <table:table-cell office:value-type="float" office:value="1166.016197">
                <text:p>1166.016197</text:p>
              </table:table-cell>
              <table:table-cell office:value-type="float" office:value="1152.025837">
                <text:p>1152.025837</text:p>
              </table:table-cell>
              <table:table-cell office:value-type="float" office:value="1184.186007">
                <text:p>1184.186007</text:p>
              </table:table-cell>
              <table:table-cell office:value-type="float" office:value="1172.329315">
                <text:p>1172.329315</text:p>
              </table:table-cell>
              <table:table-cell office:value-type="float" office:value="1178.393893">
                <text:p>1178.393893</text:p>
              </table:table-cell>
              <table:table-cell office:value-type="float" office:value="1160.449912">
                <text:p>1160.449912</text:p>
              </table:table-cell>
              <table:table-cell office:value-type="float" office:value="1197.867588">
                <text:p>1197.867588</text:p>
              </table:table-cell>
              <table:table-cell office:value-type="float" office:value="1199.849658">
                <text:p>1199.849658</text:p>
              </table:table-cell>
              <table:table-cell office:value-type="float" office:value="1122.974946">
                <text:p>1122.974946</text:p>
              </table:table-cell>
              <table:table-cell office:value-type="float" office:value="1181.881043">
                <text:p>1181.881043</text:p>
              </table:table-cell>
              <table:table-cell office:value-type="float" office:value="1170.932082">
                <text:p>1170.932082</text:p>
              </table:table-cell>
              <table:table-cell office:value-type="float" office:value="1217.663084">
                <text:p>1217.663084</text:p>
              </table:table-cell>
              <table:table-cell office:value-type="float" office:value="1152.002677">
                <text:p>1152.002677</text:p>
              </table:table-cell>
              <table:table-cell office:value-type="float" office:value="1169.572057">
                <text:p>1169.572057</text:p>
              </table:table-cell>
              <table:table-cell office:value-type="float" office:value="1199.574113">
                <text:p>1199.574113</text:p>
              </table:table-cell>
            </table:table-row>
            <table:table-row>
              <table:table-cell office:value-type="string">
                <text:p>msort_omp_balanced</text:p>
              </table:table-cell>
              <table:table-cell office:value-type="float" office:value="8468.334854">
                <text:p>8468.334854</text:p>
              </table:table-cell>
              <table:table-cell office:value-type="float" office:value="11933.474528">
                <text:p>11933.474528</text:p>
              </table:table-cell>
              <table:table-cell office:value-type="float" office:value="9254.820163">
                <text:p>9254.820163</text:p>
              </table:table-cell>
              <table:table-cell office:value-type="float" office:value="7702.744336">
                <text:p>7702.744336</text:p>
              </table:table-cell>
              <table:table-cell office:value-type="float" office:value="7432.999138">
                <text:p>7432.999138</text:p>
              </table:table-cell>
              <table:table-cell office:value-type="float" office:value="5047.033173">
                <text:p>5047.033173</text:p>
              </table:table-cell>
              <table:table-cell office:value-type="float" office:value="5647.15756">
                <text:p>5647.15756</text:p>
              </table:table-cell>
              <table:table-cell office:value-type="float" office:value="4930.691672">
                <text:p>4930.691672</text:p>
              </table:table-cell>
              <table:table-cell office:value-type="float" office:value="4683.224705">
                <text:p>4683.224705</text:p>
              </table:table-cell>
              <table:table-cell office:value-type="float" office:value="3899.185053">
                <text:p>3899.185053</text:p>
              </table:table-cell>
              <table:table-cell office:value-type="float" office:value="4113.869287">
                <text:p>4113.869287</text:p>
              </table:table-cell>
              <table:table-cell office:value-type="float" office:value="3069.361771">
                <text:p>3069.361771</text:p>
              </table:table-cell>
              <table:table-cell office:value-type="float" office:value="3217.598672">
                <text:p>3217.598672</text:p>
              </table:table-cell>
              <table:table-cell office:value-type="float" office:value="2863.353803">
                <text:p>2863.353803</text:p>
              </table:table-cell>
              <table:table-cell office:value-type="float" office:value="2937.263396">
                <text:p>2937.263396</text:p>
              </table:table-cell>
              <table:table-cell office:value-type="float" office:value="2613.843434">
                <text:p>2613.843434</text:p>
              </table:table-cell>
              <table:table-cell office:value-type="float" office:value="2545.915016">
                <text:p>2545.915016</text:p>
              </table:table-cell>
              <table:table-cell office:value-type="float" office:value="2393.04015">
                <text:p>2393.04015</text:p>
              </table:table-cell>
              <table:table-cell office:value-type="float" office:value="2506.745586">
                <text:p>2506.745586</text:p>
              </table:table-cell>
              <table:table-cell office:value-type="float" office:value="2153.624197">
                <text:p>2153.624197</text:p>
              </table:table-cell>
              <table:table-cell office:value-type="float" office:value="2094.288069">
                <text:p>2094.288069</text:p>
              </table:table-cell>
              <table:table-cell office:value-type="float" office:value="1875.915109">
                <text:p>1875.915109</text:p>
              </table:table-cell>
              <table:table-cell office:value-type="float" office:value="1968.505953">
                <text:p>1968.505953</text:p>
              </table:table-cell>
              <table:table-cell office:value-type="float" office:value="1930.17625">
                <text:p>1930.17625</text:p>
              </table:table-cell>
              <table:table-cell office:value-type="float" office:value="1856.639653">
                <text:p>1856.639653</text:p>
              </table:table-cell>
              <table:table-cell office:value-type="float" office:value="1895.205833">
                <text:p>1895.205833</text:p>
              </table:table-cell>
              <table:table-cell office:value-type="float" office:value="1562.790623">
                <text:p>1562.790623</text:p>
              </table:table-cell>
              <table:table-cell office:value-type="float" office:value="1653.098318">
                <text:p>1653.098318</text:p>
              </table:table-cell>
              <table:table-cell office:value-type="float" office:value="1641.382255">
                <text:p>1641.382255</text:p>
              </table:table-cell>
              <table:table-cell office:value-type="float" office:value="1626.908998">
                <text:p>1626.908998</text:p>
              </table:table-cell>
              <table:table-cell office:value-type="float" office:value="1504.264836">
                <text:p>1504.264836</text:p>
              </table:table-cell>
              <table:table-cell office:value-type="float" office:value="1401.796484">
                <text:p>1401.796484</text:p>
              </table:table-cell>
              <table:table-cell office:value-type="float" office:value="1539.099887">
                <text:p>1539.099887</text:p>
              </table:table-cell>
              <table:table-cell office:value-type="float" office:value="1413.672293">
                <text:p>1413.672293</text:p>
              </table:table-cell>
              <table:table-cell office:value-type="float" office:value="1483.317758">
                <text:p>1483.317758</text:p>
              </table:table-cell>
              <table:table-cell office:value-type="float" office:value="1312.497883">
                <text:p>1312.497883</text:p>
              </table:table-cell>
              <table:table-cell office:value-type="float" office:value="1449.631915">
                <text:p>1449.631915</text:p>
              </table:table-cell>
              <table:table-cell office:value-type="float" office:value="1385.872105">
                <text:p>1385.872105</text:p>
              </table:table-cell>
              <table:table-cell office:value-type="float" office:value="1319.573802">
                <text:p>1319.573802</text:p>
              </table:table-cell>
              <table:table-cell office:value-type="float" office:value="1282.859522">
                <text:p>1282.859522</text:p>
              </table:table-cell>
              <table:table-cell office:value-type="float" office:value="1317.457776">
                <text:p>1317.457776</text:p>
              </table:table-cell>
              <table:table-cell office:value-type="float" office:value="1264.793519">
                <text:p>1264.793519</text:p>
              </table:table-cell>
              <table:table-cell office:value-type="float" office:value="1202.484699">
                <text:p>1202.484699</text:p>
              </table:table-cell>
              <table:table-cell office:value-type="float" office:value="1293.322446">
                <text:p>1293.322446</text:p>
              </table:table-cell>
              <table:table-cell office:value-type="float" office:value="1228.279146">
                <text:p>1228.279146</text:p>
              </table:table-cell>
              <table:table-cell office:value-type="float" office:value="1140.069385">
                <text:p>1140.069385</text:p>
              </table:table-cell>
              <table:table-cell office:value-type="float" office:value="1158.961451">
                <text:p>1158.961451</text:p>
              </table:table-cell>
              <table:table-cell office:value-type="float" office:value="1105.645827">
                <text:p>1105.645827</text:p>
              </table:table-cell>
              <table:table-cell office:value-type="float" office:value="1080.12218">
                <text:p>1080.12218</text:p>
              </table:table-cell>
              <table:table-cell office:value-type="float" office:value="1106.738643">
                <text:p>1106.738643</text:p>
              </table:table-cell>
              <table:table-cell office:value-type="float" office:value="1143.947495">
                <text:p>1143.947495</text:p>
              </table:table-cell>
              <table:table-cell office:value-type="float" office:value="1123.232911">
                <text:p>1123.232911</text:p>
              </table:table-cell>
              <table:table-cell office:value-type="float" office:value="1105.123283">
                <text:p>1105.123283</text:p>
              </table:table-cell>
              <table:table-cell office:value-type="float" office:value="1084.362573">
                <text:p>1084.362573</text:p>
              </table:table-cell>
              <table:table-cell office:value-type="float" office:value="979.452735">
                <text:p>979.452735</text:p>
              </table:table-cell>
              <table:table-cell office:value-type="float" office:value="1081.800991">
                <text:p>1081.800991</text:p>
              </table:table-cell>
              <table:table-cell office:value-type="float" office:value="1070.680734">
                <text:p>1070.680734</text:p>
              </table:table-cell>
              <table:table-cell office:value-type="float" office:value="956.000718">
                <text:p>956.000718</text:p>
              </table:table-cell>
              <table:table-cell office:value-type="float" office:value="926.078537">
                <text:p>926.078537</text:p>
              </table:table-cell>
              <table:table-cell office:value-type="float" office:value="1012.458593">
                <text:p>1012.458593</text:p>
              </table:table-cell>
              <table:table-cell office:value-type="float" office:value="1024.483373">
                <text:p>1024.483373</text:p>
              </table:table-cell>
              <table:table-cell office:value-type="float" office:value="1014.593033">
                <text:p>1014.593033</text:p>
              </table:table-cell>
              <table:table-cell office:value-type="float" office:value="986.271713">
                <text:p>986.271713</text:p>
              </table:table-cell>
              <table:table-cell office:value-type="float" office:value="1037.69149">
                <text:p>1037.69149</text:p>
              </table:table-cell>
              <table:table-cell office:value-type="float" office:value="928.19437">
                <text:p>928.19437</text:p>
              </table:table-cell>
              <table:table-cell office:value-type="float" office:value="979.55705">
                <text:p>979.55705</text:p>
              </table:table-cell>
              <table:table-cell office:value-type="float" office:value="897.218121">
                <text:p>897.218121</text:p>
              </table:table-cell>
              <table:table-cell office:value-type="float" office:value="932.527662">
                <text:p>932.527662</text:p>
              </table:table-cell>
              <table:table-cell office:value-type="float" office:value="897.756638">
                <text:p>897.756638</text:p>
              </table:table-cell>
              <table:table-cell office:value-type="float" office:value="1029.400539">
                <text:p>1029.400539</text:p>
              </table:table-cell>
              <table:table-cell office:value-type="float" office:value="944.314103">
                <text:p>944.314103</text:p>
              </table:table-cell>
              <table:table-cell office:value-type="float" office:value="874.137628">
                <text:p>874.137628</text:p>
              </table:table-cell>
              <table:table-cell office:value-type="float" office:value="923.978355">
                <text:p>923.978355</text:p>
              </table:table-cell>
              <table:table-cell office:value-type="float" office:value="837.177377">
                <text:p>837.177377</text:p>
              </table:table-cell>
              <table:table-cell office:value-type="float" office:value="910.894956">
                <text:p>910.894956</text:p>
              </table:table-cell>
              <table:table-cell office:value-type="float" office:value="874.907745">
                <text:p>874.907745</text:p>
              </table:table-cell>
              <table:table-cell office:value-type="float" office:value="963.622662">
                <text:p>963.622662</text:p>
              </table:table-cell>
              <table:table-cell office:value-type="float" office:value="915.921696">
                <text:p>915.921696</text:p>
              </table:table-cell>
              <table:table-cell office:value-type="float" office:value="893.370613">
                <text:p>893.370613</text:p>
              </table:table-cell>
              <table:table-cell office:value-type="float" office:value="932.434636">
                <text:p>932.434636</text:p>
              </table:table-cell>
              <table:table-cell office:value-type="float" office:value="871.176422">
                <text:p>871.176422</text:p>
              </table:table-cell>
              <table:table-cell office:value-type="float" office:value="899.257739">
                <text:p>899.257739</text:p>
              </table:table-cell>
              <table:table-cell office:value-type="float" office:value="926.724707">
                <text:p>926.724707</text:p>
              </table:table-cell>
              <table:table-cell office:value-type="float" office:value="934.525579">
                <text:p>934.525579</text:p>
              </table:table-cell>
              <table:table-cell office:value-type="float" office:value="898.192125">
                <text:p>898.192125</text:p>
              </table:table-cell>
              <table:table-cell office:value-type="float" office:value="949.575972">
                <text:p>949.575972</text:p>
              </table:table-cell>
              <table:table-cell office:value-type="float" office:value="947.881829">
                <text:p>947.881829</text:p>
              </table:table-cell>
              <table:table-cell office:value-type="float" office:value="938.229507">
                <text:p>938.229507</text:p>
              </table:table-cell>
              <table:table-cell office:value-type="float" office:value="936.505405">
                <text:p>936.505405</text:p>
              </table:table-cell>
              <table:table-cell office:value-type="float" office:value="938.604172">
                <text:p>938.604172</text:p>
              </table:table-cell>
              <table:table-cell office:value-type="float" office:value="942.754747">
                <text:p>942.754747</text:p>
              </table:table-cell>
              <table:table-cell office:value-type="float" office:value="926.798485">
                <text:p>926.798485</text:p>
              </table:table-cell>
              <table:table-cell office:value-type="float" office:value="926.191643">
                <text:p>926.191643</text:p>
              </table:table-cell>
              <table:table-cell office:value-type="float" office:value="944.148069">
                <text:p>944.148069</text:p>
              </table:table-cell>
              <table:table-cell office:value-type="float" office:value="908.365513">
                <text:p>908.365513</text:p>
              </table:table-cell>
              <table:table-cell office:value-type="float" office:value="907.649157">
                <text:p>907.649157</text:p>
              </table:table-cell>
              <table:table-cell office:value-type="float" office:value="903.227718">
                <text:p>903.227718</text:p>
              </table:table-cell>
              <table:table-cell office:value-type="float" office:value="902.351744">
                <text:p>902.351744</text:p>
              </table:table-cell>
              <table:table-cell office:value-type="float" office:value="936.001401">
                <text:p>936.001401</text:p>
              </table:table-cell>
              <table:table-cell office:value-type="float" office:value="895.059045">
                <text:p>895.059045</text:p>
              </table:table-cell>
              <table:table-cell office:value-type="float" office:value="918.143262">
                <text:p>918.143262</text:p>
              </table:table-cell>
              <table:table-cell office:value-type="float" office:value="841.072231">
                <text:p>841.072231</text:p>
              </table:table-cell>
              <table:table-cell office:value-type="float" office:value="867.73341">
                <text:p>867.73341</text:p>
              </table:table-cell>
              <table:table-cell office:value-type="float" office:value="871.093855">
                <text:p>871.093855</text:p>
              </table:table-cell>
              <table:table-cell office:value-type="float" office:value="931.661889">
                <text:p>931.661889</text:p>
              </table:table-cell>
              <table:table-cell office:value-type="float" office:value="863.716471">
                <text:p>863.716471</text:p>
              </table:table-cell>
              <table:table-cell office:value-type="float" office:value="898.210856">
                <text:p>898.210856</text:p>
              </table:table-cell>
              <table:table-cell office:value-type="float" office:value="907.466252">
                <text:p>907.466252</text:p>
              </table:table-cell>
              <table:table-cell office:value-type="float" office:value="913.085594">
                <text:p>913.085594</text:p>
              </table:table-cell>
              <table:table-cell office:value-type="float" office:value="900.906076">
                <text:p>900.906076</text:p>
              </table:table-cell>
              <table:table-cell office:value-type="float" office:value="843.189669">
                <text:p>843.189669</text:p>
              </table:table-cell>
              <table:table-cell office:value-type="float" office:value="912.081376">
                <text:p>912.081376</text:p>
              </table:table-cell>
              <table:table-cell office:value-type="float" office:value="897.824579">
                <text:p>897.824579</text:p>
              </table:table-cell>
              <table:table-cell office:value-type="float" office:value="892.224739">
                <text:p>892.224739</text:p>
              </table:table-cell>
              <table:table-cell office:value-type="float" office:value="920.960053">
                <text:p>920.960053</text:p>
              </table:table-cell>
              <table:table-cell office:value-type="float" office:value="937.705489">
                <text:p>937.705489</text:p>
              </table:table-cell>
              <table:table-cell office:value-type="float" office:value="862.997998">
                <text:p>862.997998</text:p>
              </table:table-cell>
              <table:table-cell office:value-type="float" office:value="906.32551">
                <text:p>906.32551</text:p>
              </table:table-cell>
              <table:table-cell office:value-type="float" office:value="886.37091">
                <text:p>886.37091</text:p>
              </table:table-cell>
              <table:table-cell office:value-type="float" office:value="881.113722">
                <text:p>881.113722</text:p>
              </table:table-cell>
              <table:table-cell office:value-type="float" office:value="860.669297">
                <text:p>860.669297</text:p>
              </table:table-cell>
              <table:table-cell office:value-type="float" office:value="895.511339">
                <text:p>895.511339</text:p>
              </table:table-cell>
              <table:table-cell office:value-type="float" office:value="929.604563">
                <text:p>929.604563</text:p>
              </table:table-cell>
              <table:table-cell office:value-type="float" office:value="892.360298">
                <text:p>892.360298</text:p>
              </table:table-cell>
              <table:table-cell office:value-type="float" office:value="858.572645">
                <text:p>858.572645</text:p>
              </table:table-cell>
              <table:table-cell office:value-type="float" office:value="943.172144">
                <text:p>943.172144</text:p>
              </table:table-cell>
              <table:table-cell office:value-type="float" office:value="918.320585">
                <text:p>918.320585</text:p>
              </table:table-cell>
              <table:table-cell office:value-type="float" office:value="923.872694">
                <text:p>923.872694</text:p>
              </table:table-cell>
              <table:table-cell office:value-type="float" office:value="881.605278">
                <text:p>881.605278</text:p>
              </table:table-cell>
              <table:table-cell office:value-type="float" office:value="979.448821">
                <text:p>979.448821</text:p>
              </table:table-cell>
              <table:table-cell office:value-type="float" office:value="873.073167">
                <text:p>873.073167</text:p>
              </table:table-cell>
              <table:table-cell office:value-type="float" office:value="942.562605">
                <text:p>942.562605</text:p>
              </table:table-cell>
              <table:table-cell office:value-type="float" office:value="911.202899">
                <text:p>911.202899</text:p>
              </table:table-cell>
              <table:table-cell office:value-type="float" office:value="931.264321">
                <text:p>931.264321</text:p>
              </table:table-cell>
              <table:table-cell office:value-type="float" office:value="841.232617">
                <text:p>841.232617</text:p>
              </table:table-cell>
              <table:table-cell office:value-type="float" office:value="905.266824">
                <text:p>905.266824</text:p>
              </table:table-cell>
              <table:table-cell office:value-type="float" office:value="866.573745">
                <text:p>866.573745</text:p>
              </table:table-cell>
              <table:table-cell office:value-type="float" office:value="908.52821">
                <text:p>908.52821</text:p>
              </table:table-cell>
              <table:table-cell office:value-type="float" office:value="927.215236">
                <text:p>927.215236</text:p>
              </table:table-cell>
              <table:table-cell office:value-type="float" office:value="925.805686">
                <text:p>925.805686</text:p>
              </table:table-cell>
              <table:table-cell office:value-type="float" office:value="933.951198">
                <text:p>933.951198</text:p>
              </table:table-cell>
              <table:table-cell office:value-type="float" office:value="888.440617">
                <text:p>888.440617</text:p>
              </table:table-cell>
              <table:table-cell office:value-type="float" office:value="938.178953">
                <text:p>938.178953</text:p>
              </table:table-cell>
              <table:table-cell office:value-type="float" office:value="949.67426">
                <text:p>949.67426</text:p>
              </table:table-cell>
              <table:table-cell office:value-type="float" office:value="938.585377">
                <text:p>938.585377</text:p>
              </table:table-cell>
              <table:table-cell office:value-type="float" office:value="930.414714">
                <text:p>930.414714</text:p>
              </table:table-cell>
              <table:table-cell office:value-type="float" office:value="946.338515">
                <text:p>946.338515</text:p>
              </table:table-cell>
              <table:table-cell office:value-type="float" office:value="923.46813">
                <text:p>923.46813</text:p>
              </table:table-cell>
              <table:table-cell office:value-type="float" office:value="952.81189">
                <text:p>952.81189</text:p>
              </table:table-cell>
              <table:table-cell office:value-type="float" office:value="907.794213">
                <text:p>907.794213</text:p>
              </table:table-cell>
              <table:table-cell office:value-type="float" office:value="925.084325">
                <text:p>925.084325</text:p>
              </table:table-cell>
              <table:table-cell office:value-type="float" office:value="948.714756">
                <text:p>948.714756</text:p>
              </table:table-cell>
              <table:table-cell office:value-type="float" office:value="993.256467">
                <text:p>993.256467</text:p>
              </table:table-cell>
              <table:table-cell office:value-type="float" office:value="931.270286">
                <text:p>931.270286</text:p>
              </table:table-cell>
              <table:table-cell office:value-type="float" office:value="956.663376">
                <text:p>956.663376</text:p>
              </table:table-cell>
              <table:table-cell office:value-type="float" office:value="952.670044">
                <text:p>952.670044</text:p>
              </table:table-cell>
              <table:table-cell office:value-type="float" office:value="967.926056">
                <text:p>967.926056</text:p>
              </table:table-cell>
              <table:table-cell office:value-type="float" office:value="979.711793">
                <text:p>979.711793</text:p>
              </table:table-cell>
              <table:table-cell office:value-type="float" office:value="959.631255">
                <text:p>959.631255</text:p>
              </table:table-cell>
              <table:table-cell office:value-type="float" office:value="911.101534">
                <text:p>911.101534</text:p>
              </table:table-cell>
              <table:table-cell office:value-type="float" office:value="995.74453">
                <text:p>995.74453</text:p>
              </table:table-cell>
              <table:table-cell office:value-type="float" office:value="1008.99358">
                <text:p>1008.99358</text:p>
              </table:table-cell>
              <table:table-cell office:value-type="float" office:value="974.877195">
                <text:p>974.877195</text:p>
              </table:table-cell>
              <table:table-cell office:value-type="float" office:value="995.931864">
                <text:p>995.931864</text:p>
              </table:table-cell>
              <table:table-cell office:value-type="float" office:value="935.749337">
                <text:p>935.749337</text:p>
              </table:table-cell>
              <table:table-cell office:value-type="float" office:value="1018.429122">
                <text:p>1018.429122</text:p>
              </table:table-cell>
              <table:table-cell office:value-type="float" office:value="1018.963661">
                <text:p>1018.963661</text:p>
              </table:table-cell>
              <table:table-cell office:value-type="float" office:value="941.538433">
                <text:p>941.538433</text:p>
              </table:table-cell>
              <table:table-cell office:value-type="float" office:value="1019.746674">
                <text:p>1019.746674</text:p>
              </table:table-cell>
              <table:table-cell office:value-type="float" office:value="1026.624356">
                <text:p>1026.624356</text:p>
              </table:table-cell>
              <table:table-cell office:value-type="float" office:value="998.414343">
                <text:p>998.414343</text:p>
              </table:table-cell>
              <table:table-cell office:value-type="float" office:value="990.602052">
                <text:p>990.602052</text:p>
              </table:table-cell>
              <table:table-cell office:value-type="float" office:value="983.508234">
                <text:p>983.508234</text:p>
              </table:table-cell>
              <table:table-cell office:value-type="float" office:value="1028.360136">
                <text:p>1028.360136</text:p>
              </table:table-cell>
              <table:table-cell office:value-type="float" office:value="1021.881243">
                <text:p>1021.881243</text:p>
              </table:table-cell>
              <table:table-cell office:value-type="float" office:value="990.387837">
                <text:p>990.387837</text:p>
              </table:table-cell>
              <table:table-cell office:value-type="float" office:value="956.810165">
                <text:p>956.810165</text:p>
              </table:table-cell>
              <table:table-cell office:value-type="float" office:value="994.442502">
                <text:p>994.442502</text:p>
              </table:table-cell>
              <table:table-cell office:value-type="float" office:value="968.566389">
                <text:p>968.566389</text:p>
              </table:table-cell>
              <table:table-cell office:value-type="float" office:value="1013.661247">
                <text:p>1013.661247</text:p>
              </table:table-cell>
              <table:table-cell office:value-type="float" office:value="1039.465572">
                <text:p>1039.465572</text:p>
              </table:table-cell>
              <table:table-cell office:value-type="float" office:value="1021.935198">
                <text:p>1021.935198</text:p>
              </table:table-cell>
              <table:table-cell office:value-type="float" office:value="1058.951968">
                <text:p>1058.951968</text:p>
              </table:table-cell>
              <table:table-cell office:value-type="float" office:value="1057.727953">
                <text:p>1057.727953</text:p>
              </table:table-cell>
              <table:table-cell office:value-type="float" office:value="1077.976064">
                <text:p>1077.976064</text:p>
              </table:table-cell>
              <table:table-cell office:value-type="float" office:value="1100.947109">
                <text:p>1100.947109</text:p>
              </table:table-cell>
              <table:table-cell office:value-type="float" office:value="1058.947862">
                <text:p>1058.947862</text:p>
              </table:table-cell>
              <table:table-cell office:value-type="float" office:value="1055.506263">
                <text:p>1055.506263</text:p>
              </table:table-cell>
              <table:table-cell office:value-type="float" office:value="1116.624683">
                <text:p>1116.624683</text:p>
              </table:table-cell>
              <table:table-cell office:value-type="float" office:value="1081.993775">
                <text:p>1081.993775</text:p>
              </table:table-cell>
              <table:table-cell office:value-type="float" office:value="1045.925602">
                <text:p>1045.925602</text:p>
              </table:table-cell>
              <table:table-cell office:value-type="float" office:value="1085.04544">
                <text:p>1085.04544</text:p>
              </table:table-cell>
              <table:table-cell office:value-type="float" office:value="1064.39559">
                <text:p>1064.39559</text:p>
              </table:table-cell>
              <table:table-cell office:value-type="float" office:value="1079.912007">
                <text:p>1079.912007</text:p>
              </table:table-cell>
              <table:table-cell office:value-type="float" office:value="1090.951493">
                <text:p>1090.951493</text:p>
              </table:table-cell>
              <table:table-cell office:value-type="float" office:value="1063.692194">
                <text:p>1063.692194</text:p>
              </table:table-cell>
              <table:table-cell office:value-type="float" office:value="1104.329686">
                <text:p>1104.329686</text:p>
              </table:table-cell>
              <table:table-cell office:value-type="float" office:value="1059.56991">
                <text:p>1059.56991</text:p>
              </table:table-cell>
              <table:table-cell office:value-type="float" office:value="1034.263877">
                <text:p>1034.263877</text:p>
              </table:table-cell>
              <table:table-cell office:value-type="float" office:value="1047.089182">
                <text:p>1047.089182</text:p>
              </table:table-cell>
              <table:table-cell office:value-type="float" office:value="1060.592798">
                <text:p>1060.592798</text:p>
              </table:table-cell>
              <table:table-cell office:value-type="float" office:value="1073.294476">
                <text:p>1073.294476</text:p>
              </table:table-cell>
              <table:table-cell office:value-type="float" office:value="1076.77938">
                <text:p>1076.77938</text:p>
              </table:table-cell>
              <table:table-cell office:value-type="float" office:value="1111.765258">
                <text:p>1111.765258</text:p>
              </table:table-cell>
              <table:table-cell office:value-type="float" office:value="1060.038242">
                <text:p>1060.038242</text:p>
              </table:table-cell>
              <table:table-cell office:value-type="float" office:value="1068.24932">
                <text:p>1068.24932</text:p>
              </table:table-cell>
              <table:table-cell office:value-type="float" office:value="1098.285123">
                <text:p>1098.285123</text:p>
              </table:table-cell>
              <table:table-cell office:value-type="float" office:value="1046.82172">
                <text:p>1046.82172</text:p>
              </table:table-cell>
              <table:table-cell office:value-type="float" office:value="1098.210573">
                <text:p>1098.210573</text:p>
              </table:table-cell>
              <table:table-cell office:value-type="float" office:value="1075.675591">
                <text:p>1075.675591</text:p>
              </table:table-cell>
              <table:table-cell office:value-type="float" office:value="1066.143815">
                <text:p>1066.143815</text:p>
              </table:table-cell>
              <table:table-cell office:value-type="float" office:value="1123.800364">
                <text:p>1123.800364</text:p>
              </table:table-cell>
              <table:table-cell office:value-type="float" office:value="1065.246415">
                <text:p>1065.246415</text:p>
              </table:table-cell>
              <table:table-cell office:value-type="float" office:value="1130.900279">
                <text:p>1130.900279</text:p>
              </table:table-cell>
              <table:table-cell office:value-type="float" office:value="1116.810733">
                <text:p>1116.810733</text:p>
              </table:table-cell>
              <table:table-cell office:value-type="float" office:value="1146.209474">
                <text:p>1146.209474</text:p>
              </table:table-cell>
              <table:table-cell office:value-type="float" office:value="1123.50031">
                <text:p>1123.50031</text:p>
              </table:table-cell>
              <table:table-cell office:value-type="float" office:value="1124.487786">
                <text:p>1124.487786</text:p>
              </table:table-cell>
              <table:table-cell office:value-type="float" office:value="1139.76266">
                <text:p>1139.76266</text:p>
              </table:table-cell>
              <table:table-cell office:value-type="float" office:value="1132.053978">
                <text:p>1132.053978</text:p>
              </table:table-cell>
              <table:table-cell office:value-type="float" office:value="1111.037161">
                <text:p>1111.037161</text:p>
              </table:table-cell>
              <table:table-cell office:value-type="float" office:value="1158.839811">
                <text:p>1158.839811</text:p>
              </table:table-cell>
              <table:table-cell office:value-type="float" office:value="1137.095091">
                <text:p>1137.095091</text:p>
              </table:table-cell>
              <table:table-cell office:value-type="float" office:value="1122.648717">
                <text:p>1122.648717</text:p>
              </table:table-cell>
              <table:table-cell office:value-type="float" office:value="1078.09629">
                <text:p>1078.09629</text:p>
              </table:table-cell>
              <table:table-cell office:value-type="float" office:value="1152.183146">
                <text:p>1152.183146</text:p>
              </table:table-cell>
              <table:table-cell office:value-type="float" office:value="1148.080429">
                <text:p>1148.080429</text:p>
              </table:table-cell>
              <table:table-cell office:value-type="float" office:value="1118.419678">
                <text:p>1118.419678</text:p>
              </table:table-cell>
              <table:table-cell office:value-type="float" office:value="1123.725753">
                <text:p>1123.725753</text:p>
              </table:table-cell>
              <table:table-cell office:value-type="float" office:value="1145.41485">
                <text:p>1145.41485</text:p>
              </table:table-cell>
              <table:table-cell office:value-type="float" office:value="1148.672452">
                <text:p>1148.672452</text:p>
              </table:table-cell>
              <table:table-cell office:value-type="float" office:value="1134.013084">
                <text:p>1134.013084</text:p>
              </table:table-cell>
              <table:table-cell office:value-type="float" office:value="1145.518397">
                <text:p>1145.518397</text:p>
              </table:table-cell>
              <table:table-cell office:value-type="float" office:value="1108.837285">
                <text:p>1108.837285</text:p>
              </table:table-cell>
              <table:table-cell office:value-type="float" office:value="1097.86728">
                <text:p>1097.86728</text:p>
              </table:table-cell>
              <table:table-cell office:value-type="float" office:value="1143.076399">
                <text:p>1143.076399</text:p>
              </table:table-cell>
              <table:table-cell office:value-type="float" office:value="1166.134373">
                <text:p>1166.134373</text:p>
              </table:table-cell>
              <table:table-cell office:value-type="float" office:value="1198.828181">
                <text:p>1198.828181</text:p>
              </table:table-cell>
              <table:table-cell office:value-type="float" office:value="1150.079052">
                <text:p>1150.079052</text:p>
              </table:table-cell>
              <table:table-cell office:value-type="float" office:value="1147.105594">
                <text:p>1147.105594</text:p>
              </table:table-cell>
            </table:table-row>
            <table:table-row>
              <table:table-cell office:value-type="string">
                <text:p>msort_cilk</text:p>
              </table:table-cell>
              <table:table-cell office:value-type="float" office:value="6171.800678">
                <text:p>6171.800678</text:p>
              </table:table-cell>
              <table:table-cell office:value-type="float" office:value="3300.453475">
                <text:p>3300.453475</text:p>
              </table:table-cell>
              <table:table-cell office:value-type="float" office:value="2297.373518">
                <text:p>2297.373518</text:p>
              </table:table-cell>
              <table:table-cell office:value-type="float" office:value="1824.319739">
                <text:p>1824.319739</text:p>
              </table:table-cell>
              <table:table-cell office:value-type="float" office:value="1503.492217">
                <text:p>1503.492217</text:p>
              </table:table-cell>
              <table:table-cell office:value-type="float" office:value="1309.278517">
                <text:p>1309.278517</text:p>
              </table:table-cell>
              <table:table-cell office:value-type="float" office:value="1174.574742">
                <text:p>1174.574742</text:p>
              </table:table-cell>
              <table:table-cell office:value-type="float" office:value="1053.295286">
                <text:p>1053.295286</text:p>
              </table:table-cell>
              <table:table-cell office:value-type="float" office:value="976.433275">
                <text:p>976.433275</text:p>
              </table:table-cell>
              <table:table-cell office:value-type="float" office:value="917.445894">
                <text:p>917.445894</text:p>
              </table:table-cell>
              <table:table-cell office:value-type="float" office:value="870.101695">
                <text:p>870.101695</text:p>
              </table:table-cell>
              <table:table-cell office:value-type="float" office:value="826.080475">
                <text:p>826.080475</text:p>
              </table:table-cell>
              <table:table-cell office:value-type="float" office:value="802.884053">
                <text:p>802.884053</text:p>
              </table:table-cell>
              <table:table-cell office:value-type="float" office:value="749.424081">
                <text:p>749.424081</text:p>
              </table:table-cell>
              <table:table-cell office:value-type="float" office:value="738.527405">
                <text:p>738.527405</text:p>
              </table:table-cell>
              <table:table-cell office:value-type="float" office:value="709.821859">
                <text:p>709.821859</text:p>
              </table:table-cell>
              <table:table-cell office:value-type="float" office:value="688.774698">
                <text:p>688.774698</text:p>
              </table:table-cell>
              <table:table-cell office:value-type="float" office:value="668.905678">
                <text:p>668.905678</text:p>
              </table:table-cell>
              <table:table-cell office:value-type="float" office:value="645.615398">
                <text:p>645.615398</text:p>
              </table:table-cell>
              <table:table-cell office:value-type="float" office:value="657.291941">
                <text:p>657.291941</text:p>
              </table:table-cell>
              <table:table-cell office:value-type="float" office:value="637.322394">
                <text:p>637.322394</text:p>
              </table:table-cell>
              <table:table-cell office:value-type="float" office:value="619.849311">
                <text:p>619.849311</text:p>
              </table:table-cell>
              <table:table-cell office:value-type="float" office:value="647.728345">
                <text:p>647.728345</text:p>
              </table:table-cell>
              <table:table-cell office:value-type="float" office:value="611.271456">
                <text:p>611.271456</text:p>
              </table:table-cell>
              <table:table-cell office:value-type="float" office:value="621.579893">
                <text:p>621.579893</text:p>
              </table:table-cell>
              <table:table-cell office:value-type="float" office:value="717.980524">
                <text:p>717.980524</text:p>
              </table:table-cell>
              <table:table-cell office:value-type="float" office:value="595.924921">
                <text:p>595.924921</text:p>
              </table:table-cell>
              <table:table-cell office:value-type="float" office:value="581.346579">
                <text:p>581.346579</text:p>
              </table:table-cell>
              <table:table-cell office:value-type="float" office:value="586.730022">
                <text:p>586.730022</text:p>
              </table:table-cell>
              <table:table-cell office:value-type="float" office:value="561.077618">
                <text:p>561.077618</text:p>
              </table:table-cell>
              <table:table-cell office:value-type="float" office:value="568.807087">
                <text:p>568.807087</text:p>
              </table:table-cell>
              <table:table-cell office:value-type="float" office:value="579.137144">
                <text:p>579.137144</text:p>
              </table:table-cell>
              <table:table-cell office:value-type="float" office:value="623.605782">
                <text:p>623.605782</text:p>
              </table:table-cell>
              <table:table-cell office:value-type="float" office:value="612.472695">
                <text:p>612.472695</text:p>
              </table:table-cell>
              <table:table-cell office:value-type="float" office:value="565.155378">
                <text:p>565.155378</text:p>
              </table:table-cell>
              <table:table-cell office:value-type="float" office:value="570.345333">
                <text:p>570.345333</text:p>
              </table:table-cell>
              <table:table-cell office:value-type="float" office:value="570.887441">
                <text:p>570.887441</text:p>
              </table:table-cell>
              <table:table-cell office:value-type="float" office:value="608.629678">
                <text:p>608.629678</text:p>
              </table:table-cell>
              <table:table-cell office:value-type="float" office:value="555.982872">
                <text:p>555.982872</text:p>
              </table:table-cell>
              <table:table-cell office:value-type="float" office:value="560.342657">
                <text:p>560.342657</text:p>
              </table:table-cell>
              <table:table-cell office:value-type="float" office:value="532.132068">
                <text:p>532.132068</text:p>
              </table:table-cell>
              <table:table-cell office:value-type="float" office:value="558.353144">
                <text:p>558.353144</text:p>
              </table:table-cell>
              <table:table-cell office:value-type="float" office:value="563.789839">
                <text:p>563.789839</text:p>
              </table:table-cell>
              <table:table-cell office:value-type="float" office:value="549.811796">
                <text:p>549.811796</text:p>
              </table:table-cell>
              <table:table-cell office:value-type="float" office:value="539.369658">
                <text:p>539.369658</text:p>
              </table:table-cell>
              <table:table-cell office:value-type="float" office:value="556.465958">
                <text:p>556.465958</text:p>
              </table:table-cell>
              <table:table-cell office:value-type="float" office:value="548.178984">
                <text:p>548.178984</text:p>
              </table:table-cell>
              <table:table-cell office:value-type="float" office:value="531.668868">
                <text:p>531.668868</text:p>
              </table:table-cell>
              <table:table-cell office:value-type="float" office:value="557.963917">
                <text:p>557.963917</text:p>
              </table:table-cell>
              <table:table-cell office:value-type="float" office:value="548.158774">
                <text:p>548.158774</text:p>
              </table:table-cell>
              <table:table-cell office:value-type="float" office:value="547.562645">
                <text:p>547.562645</text:p>
              </table:table-cell>
              <table:table-cell office:value-type="float" office:value="554.648639">
                <text:p>554.648639</text:p>
              </table:table-cell>
              <table:table-cell office:value-type="float" office:value="556.373382">
                <text:p>556.373382</text:p>
              </table:table-cell>
              <table:table-cell office:value-type="float" office:value="546.407597">
                <text:p>546.407597</text:p>
              </table:table-cell>
              <table:table-cell office:value-type="float" office:value="556.271956">
                <text:p>556.271956</text:p>
              </table:table-cell>
              <table:table-cell office:value-type="float" office:value="572.293466">
                <text:p>572.293466</text:p>
              </table:table-cell>
              <table:table-cell office:value-type="float" office:value="560.018098">
                <text:p>560.018098</text:p>
              </table:table-cell>
              <table:table-cell office:value-type="float" office:value="577.429527">
                <text:p>577.429527</text:p>
              </table:table-cell>
              <table:table-cell office:value-type="float" office:value="619.227391">
                <text:p>619.227391</text:p>
              </table:table-cell>
              <table:table-cell office:value-type="float" office:value="572.797401">
                <text:p>572.797401</text:p>
              </table:table-cell>
              <table:table-cell office:value-type="float" office:value="590.398603">
                <text:p>590.398603</text:p>
              </table:table-cell>
              <table:table-cell office:value-type="float" office:value="574.886164">
                <text:p>574.886164</text:p>
              </table:table-cell>
              <table:table-cell office:value-type="float" office:value="588.82026">
                <text:p>588.82026</text:p>
              </table:table-cell>
              <table:table-cell office:value-type="float" office:value="581.001744">
                <text:p>581.001744</text:p>
              </table:table-cell>
              <table:table-cell office:value-type="float" office:value="577.885989">
                <text:p>577.885989</text:p>
              </table:table-cell>
              <table:table-cell office:value-type="float" office:value="604.657453">
                <text:p>604.657453</text:p>
              </table:table-cell>
              <table:table-cell office:value-type="float" office:value="599.797833">
                <text:p>599.797833</text:p>
              </table:table-cell>
              <table:table-cell office:value-type="float" office:value="583.56795">
                <text:p>583.56795</text:p>
              </table:table-cell>
              <table:table-cell office:value-type="float" office:value="587.795127">
                <text:p>587.795127</text:p>
              </table:table-cell>
              <table:table-cell office:value-type="float" office:value="637.170667">
                <text:p>637.170667</text:p>
              </table:table-cell>
              <table:table-cell office:value-type="float" office:value="611.550787">
                <text:p>611.550787</text:p>
              </table:table-cell>
              <table:table-cell office:value-type="float" office:value="616.499711">
                <text:p>616.499711</text:p>
              </table:table-cell>
              <table:table-cell office:value-type="float" office:value="602.866757">
                <text:p>602.866757</text:p>
              </table:table-cell>
              <table:table-cell office:value-type="float" office:value="635.868766">
                <text:p>635.868766</text:p>
              </table:table-cell>
              <table:table-cell office:value-type="float" office:value="607.020798">
                <text:p>607.020798</text:p>
              </table:table-cell>
              <table:table-cell office:value-type="float" office:value="629.596006">
                <text:p>629.596006</text:p>
              </table:table-cell>
              <table:table-cell office:value-type="float" office:value="643.300683">
                <text:p>643.300683</text:p>
              </table:table-cell>
              <table:table-cell office:value-type="float" office:value="609.12842">
                <text:p>609.12842</text:p>
              </table:table-cell>
              <table:table-cell office:value-type="float" office:value="625.515358">
                <text:p>625.515358</text:p>
              </table:table-cell>
              <table:table-cell office:value-type="float" office:value="639.005309">
                <text:p>639.005309</text:p>
              </table:table-cell>
              <table:table-cell office:value-type="float" office:value="617.402372">
                <text:p>617.402372</text:p>
              </table:table-cell>
              <table:table-cell office:value-type="float" office:value="639.815459">
                <text:p>639.815459</text:p>
              </table:table-cell>
              <table:table-cell office:value-type="float" office:value="691.086204">
                <text:p>691.086204</text:p>
              </table:table-cell>
              <table:table-cell office:value-type="float" office:value="641.862135">
                <text:p>641.862135</text:p>
              </table:table-cell>
              <table:table-cell office:value-type="float" office:value="651.278496">
                <text:p>651.278496</text:p>
              </table:table-cell>
              <table:table-cell office:value-type="float" office:value="639.174679">
                <text:p>639.174679</text:p>
              </table:table-cell>
              <table:table-cell office:value-type="float" office:value="663.481369">
                <text:p>663.481369</text:p>
              </table:table-cell>
              <table:table-cell office:value-type="float" office:value="648.401589">
                <text:p>648.401589</text:p>
              </table:table-cell>
              <table:table-cell office:value-type="float" office:value="644.483319">
                <text:p>644.483319</text:p>
              </table:table-cell>
              <table:table-cell office:value-type="float" office:value="724.38596">
                <text:p>724.38596</text:p>
              </table:table-cell>
              <table:table-cell office:value-type="float" office:value="669.656936">
                <text:p>669.656936</text:p>
              </table:table-cell>
              <table:table-cell office:value-type="float" office:value="633.665169">
                <text:p>633.665169</text:p>
              </table:table-cell>
              <table:table-cell office:value-type="float" office:value="697.0584">
                <text:p>697.0584</text:p>
              </table:table-cell>
              <table:table-cell office:value-type="float" office:value="661.89539">
                <text:p>661.89539</text:p>
              </table:table-cell>
              <table:table-cell office:value-type="float" office:value="674.714858">
                <text:p>674.714858</text:p>
              </table:table-cell>
              <table:table-cell office:value-type="float" office:value="650.916661">
                <text:p>650.916661</text:p>
              </table:table-cell>
              <table:table-cell office:value-type="float" office:value="658.862972">
                <text:p>658.862972</text:p>
              </table:table-cell>
              <table:table-cell office:value-type="float" office:value="663.982484">
                <text:p>663.982484</text:p>
              </table:table-cell>
              <table:table-cell office:value-type="float" office:value="698.400589">
                <text:p>698.400589</text:p>
              </table:table-cell>
              <table:table-cell office:value-type="float" office:value="685.440558">
                <text:p>685.440558</text:p>
              </table:table-cell>
              <table:table-cell office:value-type="float" office:value="707.314231">
                <text:p>707.314231</text:p>
              </table:table-cell>
              <table:table-cell office:value-type="float" office:value="714.805041">
                <text:p>714.805041</text:p>
              </table:table-cell>
              <table:table-cell office:value-type="float" office:value="734.712487">
                <text:p>734.712487</text:p>
              </table:table-cell>
              <table:table-cell office:value-type="float" office:value="685.476164">
                <text:p>685.476164</text:p>
              </table:table-cell>
              <table:table-cell office:value-type="float" office:value="716.483851">
                <text:p>716.483851</text:p>
              </table:table-cell>
              <table:table-cell office:value-type="float" office:value="720.841071">
                <text:p>720.841071</text:p>
              </table:table-cell>
              <table:table-cell office:value-type="float" office:value="736.235528">
                <text:p>736.235528</text:p>
              </table:table-cell>
              <table:table-cell office:value-type="float" office:value="750.163594">
                <text:p>750.163594</text:p>
              </table:table-cell>
              <table:table-cell office:value-type="float" office:value="716.604013">
                <text:p>716.604013</text:p>
              </table:table-cell>
              <table:table-cell office:value-type="float" office:value="716.796221">
                <text:p>716.796221</text:p>
              </table:table-cell>
              <table:table-cell office:value-type="float" office:value="741.330275">
                <text:p>741.330275</text:p>
              </table:table-cell>
              <table:table-cell office:value-type="float" office:value="745.613398">
                <text:p>745.613398</text:p>
              </table:table-cell>
              <table:table-cell office:value-type="float" office:value="746.41386">
                <text:p>746.41386</text:p>
              </table:table-cell>
              <table:table-cell office:value-type="float" office:value="756.638638">
                <text:p>756.638638</text:p>
              </table:table-cell>
              <table:table-cell office:value-type="float" office:value="760.310491">
                <text:p>760.310491</text:p>
              </table:table-cell>
              <table:table-cell office:value-type="float" office:value="734.033278">
                <text:p>734.033278</text:p>
              </table:table-cell>
              <table:table-cell office:value-type="float" office:value="748.18672">
                <text:p>748.18672</text:p>
              </table:table-cell>
              <table:table-cell office:value-type="float" office:value="744.650366">
                <text:p>744.650366</text:p>
              </table:table-cell>
              <table:table-cell office:value-type="float" office:value="717.743792">
                <text:p>717.743792</text:p>
              </table:table-cell>
              <table:table-cell office:value-type="float" office:value="714.616103">
                <text:p>714.616103</text:p>
              </table:table-cell>
              <table:table-cell office:value-type="float" office:value="755.391015">
                <text:p>755.391015</text:p>
              </table:table-cell>
              <table:table-cell office:value-type="float" office:value="756.41955">
                <text:p>756.41955</text:p>
              </table:table-cell>
              <table:table-cell office:value-type="float" office:value="751.661488">
                <text:p>751.661488</text:p>
              </table:table-cell>
              <table:table-cell office:value-type="float" office:value="761.779962">
                <text:p>761.779962</text:p>
              </table:table-cell>
              <table:table-cell office:value-type="float" office:value="762.000911">
                <text:p>762.000911</text:p>
              </table:table-cell>
              <table:table-cell office:value-type="float" office:value="768.027255">
                <text:p>768.027255</text:p>
              </table:table-cell>
              <table:table-cell office:value-type="float" office:value="744.308289">
                <text:p>744.308289</text:p>
              </table:table-cell>
              <table:table-cell office:value-type="float" office:value="762.141154">
                <text:p>762.141154</text:p>
              </table:table-cell>
              <table:table-cell office:value-type="float" office:value="756.152086">
                <text:p>756.152086</text:p>
              </table:table-cell>
              <table:table-cell office:value-type="float" office:value="790.709408">
                <text:p>790.709408</text:p>
              </table:table-cell>
              <table:table-cell office:value-type="float" office:value="840.522998">
                <text:p>840.522998</text:p>
              </table:table-cell>
              <table:table-cell office:value-type="float" office:value="793.106114">
                <text:p>793.106114</text:p>
              </table:table-cell>
              <table:table-cell office:value-type="float" office:value="785.012438">
                <text:p>785.012438</text:p>
              </table:table-cell>
              <table:table-cell office:value-type="float" office:value="804.877544">
                <text:p>804.877544</text:p>
              </table:table-cell>
              <table:table-cell office:value-type="float" office:value="775.935779">
                <text:p>775.935779</text:p>
              </table:table-cell>
              <table:table-cell office:value-type="float" office:value="775.088354">
                <text:p>775.088354</text:p>
              </table:table-cell>
              <table:table-cell office:value-type="float" office:value="840.498171">
                <text:p>840.498171</text:p>
              </table:table-cell>
              <table:table-cell office:value-type="float" office:value="764.941909">
                <text:p>764.941909</text:p>
              </table:table-cell>
              <table:table-cell office:value-type="float" office:value="807.3547">
                <text:p>807.3547</text:p>
              </table:table-cell>
              <table:table-cell office:value-type="float" office:value="862.959441">
                <text:p>862.959441</text:p>
              </table:table-cell>
              <table:table-cell office:value-type="float" office:value="807.671817">
                <text:p>807.671817</text:p>
              </table:table-cell>
              <table:table-cell office:value-type="float" office:value="849.436065">
                <text:p>849.436065</text:p>
              </table:table-cell>
              <table:table-cell office:value-type="float" office:value="780.28344">
                <text:p>780.28344</text:p>
              </table:table-cell>
              <table:table-cell office:value-type="float" office:value="831.999999">
                <text:p>831.999999</text:p>
              </table:table-cell>
              <table:table-cell office:value-type="float" office:value="805.349468">
                <text:p>805.349468</text:p>
              </table:table-cell>
              <table:table-cell office:value-type="float" office:value="818.690643">
                <text:p>818.690643</text:p>
              </table:table-cell>
              <table:table-cell office:value-type="float" office:value="827.046009">
                <text:p>827.046009</text:p>
              </table:table-cell>
              <table:table-cell office:value-type="float" office:value="830.526614">
                <text:p>830.526614</text:p>
              </table:table-cell>
              <table:table-cell office:value-type="float" office:value="866.091235">
                <text:p>866.091235</text:p>
              </table:table-cell>
              <table:table-cell office:value-type="float" office:value="843.61675">
                <text:p>843.61675</text:p>
              </table:table-cell>
              <table:table-cell office:value-type="float" office:value="899.289432">
                <text:p>899.289432</text:p>
              </table:table-cell>
              <table:table-cell office:value-type="float" office:value="838.374961">
                <text:p>838.374961</text:p>
              </table:table-cell>
              <table:table-cell office:value-type="float" office:value="821.979361">
                <text:p>821.979361</text:p>
              </table:table-cell>
              <table:table-cell office:value-type="float" office:value="791.119168">
                <text:p>791.119168</text:p>
              </table:table-cell>
              <table:table-cell office:value-type="float" office:value="871.311148">
                <text:p>871.311148</text:p>
              </table:table-cell>
              <table:table-cell office:value-type="float" office:value="833.331344">
                <text:p>833.331344</text:p>
              </table:table-cell>
              <table:table-cell office:value-type="float" office:value="837.601378">
                <text:p>837.601378</text:p>
              </table:table-cell>
              <table:table-cell office:value-type="float" office:value="822.015095">
                <text:p>822.015095</text:p>
              </table:table-cell>
              <table:table-cell office:value-type="float" office:value="818.270877">
                <text:p>818.270877</text:p>
              </table:table-cell>
              <table:table-cell office:value-type="float" office:value="926.697954">
                <text:p>926.697954</text:p>
              </table:table-cell>
              <table:table-cell office:value-type="float" office:value="871.302614">
                <text:p>871.302614</text:p>
              </table:table-cell>
              <table:table-cell office:value-type="float" office:value="846.941908">
                <text:p>846.941908</text:p>
              </table:table-cell>
              <table:table-cell office:value-type="float" office:value="855.618818">
                <text:p>855.618818</text:p>
              </table:table-cell>
              <table:table-cell office:value-type="float" office:value="843.619188">
                <text:p>843.619188</text:p>
              </table:table-cell>
              <table:table-cell office:value-type="float" office:value="884.316279">
                <text:p>884.316279</text:p>
              </table:table-cell>
              <table:table-cell office:value-type="float" office:value="900.894399">
                <text:p>900.894399</text:p>
              </table:table-cell>
              <table:table-cell office:value-type="float" office:value="894.572495">
                <text:p>894.572495</text:p>
              </table:table-cell>
              <table:table-cell office:value-type="float" office:value="859.041425">
                <text:p>859.041425</text:p>
              </table:table-cell>
              <table:table-cell office:value-type="float" office:value="842.487299">
                <text:p>842.487299</text:p>
              </table:table-cell>
              <table:table-cell office:value-type="float" office:value="959.605528">
                <text:p>959.605528</text:p>
              </table:table-cell>
              <table:table-cell office:value-type="float" office:value="968.090229">
                <text:p>968.090229</text:p>
              </table:table-cell>
              <table:table-cell office:value-type="float" office:value="925.506338">
                <text:p>925.506338</text:p>
              </table:table-cell>
              <table:table-cell office:value-type="float" office:value="869.314256">
                <text:p>869.314256</text:p>
              </table:table-cell>
              <table:table-cell office:value-type="float" office:value="888.049976">
                <text:p>888.049976</text:p>
              </table:table-cell>
              <table:table-cell office:value-type="float" office:value="969.660489">
                <text:p>969.660489</text:p>
              </table:table-cell>
              <table:table-cell office:value-type="float" office:value="905.535185">
                <text:p>905.535185</text:p>
              </table:table-cell>
              <table:table-cell office:value-type="float" office:value="916.779259">
                <text:p>916.779259</text:p>
              </table:table-cell>
              <table:table-cell office:value-type="float" office:value="902.558134">
                <text:p>902.558134</text:p>
              </table:table-cell>
              <table:table-cell office:value-type="float" office:value="893.693697">
                <text:p>893.693697</text:p>
              </table:table-cell>
              <table:table-cell office:value-type="float" office:value="940.265534">
                <text:p>940.265534</text:p>
              </table:table-cell>
              <table:table-cell office:value-type="float" office:value="932.237937">
                <text:p>932.237937</text:p>
              </table:table-cell>
              <table:table-cell office:value-type="float" office:value="918.333993">
                <text:p>918.333993</text:p>
              </table:table-cell>
              <table:table-cell office:value-type="float" office:value="970.828881">
                <text:p>970.828881</text:p>
              </table:table-cell>
              <table:table-cell office:value-type="float" office:value="936.177443">
                <text:p>936.177443</text:p>
              </table:table-cell>
              <table:table-cell office:value-type="float" office:value="981.314707">
                <text:p>981.314707</text:p>
              </table:table-cell>
              <table:table-cell office:value-type="float" office:value="898.146958">
                <text:p>898.146958</text:p>
              </table:table-cell>
              <table:table-cell office:value-type="float" office:value="913.567271">
                <text:p>913.567271</text:p>
              </table:table-cell>
              <table:table-cell office:value-type="float" office:value="952.054926">
                <text:p>952.054926</text:p>
              </table:table-cell>
              <table:table-cell office:value-type="float" office:value="906.51913">
                <text:p>906.51913</text:p>
              </table:table-cell>
              <table:table-cell office:value-type="float" office:value="942.168758">
                <text:p>942.168758</text:p>
              </table:table-cell>
              <table:table-cell office:value-type="float" office:value="1019.130785">
                <text:p>1019.130785</text:p>
              </table:table-cell>
              <table:table-cell office:value-type="float" office:value="956.182406">
                <text:p>956.182406</text:p>
              </table:table-cell>
              <table:table-cell office:value-type="float" office:value="893.032193">
                <text:p>893.032193</text:p>
              </table:table-cell>
              <table:table-cell office:value-type="float" office:value="1001.760287">
                <text:p>1001.760287</text:p>
              </table:table-cell>
              <table:table-cell office:value-type="float" office:value="1031.220811">
                <text:p>1031.220811</text:p>
              </table:table-cell>
              <table:table-cell office:value-type="float" office:value="968.952986">
                <text:p>968.952986</text:p>
              </table:table-cell>
              <table:table-cell office:value-type="float" office:value="947.390596">
                <text:p>947.390596</text:p>
              </table:table-cell>
              <table:table-cell office:value-type="float" office:value="933.120647">
                <text:p>933.120647</text:p>
              </table:table-cell>
              <table:table-cell office:value-type="float" office:value="961.288893">
                <text:p>961.288893</text:p>
              </table:table-cell>
              <table:table-cell office:value-type="float" office:value="1053.58129">
                <text:p>1053.58129</text:p>
              </table:table-cell>
              <table:table-cell office:value-type="float" office:value="1058.04334">
                <text:p>1058.04334</text:p>
              </table:table-cell>
              <table:table-cell office:value-type="float" office:value="1000.159555">
                <text:p>1000.159555</text:p>
              </table:table-cell>
              <table:table-cell office:value-type="float" office:value="956.327909">
                <text:p>956.327909</text:p>
              </table:table-cell>
              <table:table-cell office:value-type="float" office:value="1041.852716">
                <text:p>1041.852716</text:p>
              </table:table-cell>
              <table:table-cell office:value-type="float" office:value="985.865869">
                <text:p>985.865869</text:p>
              </table:table-cell>
              <table:table-cell office:value-type="float" office:value="1015.456368">
                <text:p>1015.456368</text:p>
              </table:table-cell>
              <table:table-cell office:value-type="float" office:value="1013.914657">
                <text:p>1013.914657</text:p>
              </table:table-cell>
              <table:table-cell office:value-type="float" office:value="1097.070732">
                <text:p>1097.070732</text:p>
              </table:table-cell>
              <table:table-cell office:value-type="float" office:value="1070.768883">
                <text:p>1070.768883</text:p>
              </table:table-cell>
              <table:table-cell office:value-type="float" office:value="1137.536351">
                <text:p>1137.536351</text:p>
              </table:table-cell>
              <table:table-cell office:value-type="float" office:value="1125.655666">
                <text:p>1125.655666</text:p>
              </table:table-cell>
              <table:table-cell office:value-type="float" office:value="1102.624764">
                <text:p>1102.624764</text:p>
              </table:table-cell>
              <table:table-cell office:value-type="float" office:value="1176.881822">
                <text:p>1176.881822</text:p>
              </table:table-cell>
              <table:table-cell office:value-type="float" office:value="1086.518826">
                <text:p>1086.518826</text:p>
              </table:table-cell>
              <table:table-cell office:value-type="float" office:value="1235.386885">
                <text:p>1235.386885</text:p>
              </table:table-cell>
              <table:table-cell office:value-type="float" office:value="1063.7031">
                <text:p>1063.7031</text:p>
              </table:table-cell>
              <table:table-cell office:value-type="float" office:value="1234.949605">
                <text:p>1234.949605</text:p>
              </table:table-cell>
              <table:table-cell office:value-type="float" office:value="1334.814612">
                <text:p>1334.814612</text:p>
              </table:table-cell>
              <table:table-cell office:value-type="float" office:value="1372.966412">
                <text:p>1372.966412</text:p>
              </table:table-cell>
              <table:table-cell office:value-type="float" office:value="1222.471443">
                <text:p>1222.471443</text:p>
              </table:table-cell>
              <table:table-cell office:value-type="float" office:value="1375.230189">
                <text:p>1375.230189</text:p>
              </table:table-cell>
              <table:table-cell office:value-type="float" office:value="1260.045915">
                <text:p>1260.045915</text:p>
              </table:table-cell>
              <table:table-cell office:value-type="float" office:value="1158.092597">
                <text:p>1158.092597</text:p>
              </table:table-cell>
              <table:table-cell office:value-type="float" office:value="1366.953415">
                <text:p>1366.953415</text:p>
              </table:table-cell>
              <table:table-cell office:value-type="float" office:value="1486.50312">
                <text:p>1486.50312</text:p>
              </table:table-cell>
              <table:table-cell office:value-type="float" office:value="1376.699981">
                <text:p>1376.699981</text:p>
              </table:table-cell>
              <table:table-cell office:value-type="float" office:value="1270.584091">
                <text:p>1270.584091</text:p>
              </table:table-cell>
              <table:table-cell office:value-type="float" office:value="1443.541612">
                <text:p>1443.541612</text:p>
              </table:table-cell>
              <table:table-cell office:value-type="float" office:value="1320.540876">
                <text:p>1320.540876</text:p>
              </table:table-cell>
              <table:table-cell office:value-type="float" office:value="1309.095354">
                <text:p>1309.095354</text:p>
              </table:table-cell>
              <table:table-cell office:value-type="float" office:value="1249.428057">
                <text:p>1249.428057</text:p>
              </table:table-cell>
              <table:table-cell office:value-type="float" office:value="1648.711524">
                <text:p>1648.711524</text:p>
              </table:table-cell>
              <table:table-cell office:value-type="float" office:value="1443.807791">
                <text:p>1443.807791</text:p>
              </table:table-cell>
              <table:table-cell office:value-type="float" office:value="1386.128273">
                <text:p>1386.128273</text:p>
              </table:table-cell>
              <table:table-cell office:value-type="float" office:value="1491.04947">
                <text:p>1491.04947</text:p>
              </table:table-cell>
              <table:table-cell office:value-type="float" office:value="1477.016447">
                <text:p>1477.016447</text:p>
              </table:table-cell>
              <table:table-cell office:value-type="float" office:value="1302.880268">
                <text:p>1302.880268</text:p>
              </table:table-cell>
              <table:table-cell office:value-type="float" office:value="1562.653716">
                <text:p>1562.653716</text:p>
              </table:table-cell>
              <table:table-cell office:value-type="float" office:value="1614.525915">
                <text:p>1614.525915</text:p>
              </table:table-cell>
              <table:table-cell office:value-type="float" office:value="1482.112668">
                <text:p>1482.112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